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system"/>
    <style:font-face style:name="WenQuanYi Micro Hei" svg:font-family="WenQuanYi Micro Hei" style:font-family-generic="system" style:font-pitch="variable"/>
    <style:font-face style:name="Consolas" svg:font-family="Consolas" style:font-family-generic="modern" style:font-pitch="fixed" svg:panose-1="2 11 6 9 2 2 4 3 2 4"/>
    <style:font-face style:name="var(--ff-mono)" svg:font-family="var(--ff-mono)" style:font-family-generic="roman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6" style:parent-style-name="Hyperlink" style:family="text">
      <style:text-properties fo:background-color="#FFFFFF"/>
    </style:style>
    <style:style style:name="T17" style:parent-style-name="Hyperlink" style:family="text">
      <style:text-properties fo:background-color="#FFFFFF"/>
    </style:style>
    <style:style style:name="T18" style:parent-style-name="Hyperlink" style:family="text">
      <style:text-properties style:font-name="monospace" fo:background-color="#FFFFFF"/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1" style:parent-style-name="Hyperlink" style:family="text">
      <style:text-properties fo:background-color="#FFFFFF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46" style:parent-style-name="Hyperlink" style:family="text">
      <style:text-properties style:language-asian="zh" style:country-asian="CN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49" style:parent-style-name="Hyperlink" style:family="text">
      <style:text-properties fo:background-color="#FFFFFF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64" style:parent-style-name="Hyperlink" style:family="text">
      <style:text-properties fo:background-color="#FFFFFF"/>
    </style:style>
    <style:style style:name="T65" style:parent-style-name="Hyperlink" style:family="text">
      <style:text-properties fo:background-color="#FFFFFF"/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76" style:parent-style-name="Hyperlink" style:family="text">
      <style:text-properties style:font-name="WenQuanYi Micro Hei" style:font-name-asian="WenQuanYi Micro Hei" style:font-name-complex="Liberation Mono"/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79" style:parent-style-name="Hyperlink" style:family="text">
      <style:text-properties style:font-name="Liberation Mono" style:font-name-asian="Liberation Mono" style:font-name-complex="Liberation Mono"/>
    </style:style>
    <style:style style:name="P8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86" style:parent-style-name="Hyperlink" style:family="text">
      <style:text-properties style:font-name="monospace"/>
    </style:style>
    <style:style style:name="P8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9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99" style:parent-style-name="Hyperlink" style:family="text">
      <style:text-properties style:language-asian="zh" style:country-asian="CN"/>
    </style:style>
    <style:style style:name="P10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0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8" style:parent-style-name="Textbody" style:family="paragraph">
      <style:text-properties style:font-name="monospace" fo:color="#000000" fo:background-color="#FFFFFF"/>
    </style:style>
    <style:style style:name="T139" style:parent-style-name="DefaultParagraphFont" style:family="text">
      <style:text-properties fo:background-color="#FFFFFF"/>
    </style:style>
    <style:style style:name="T140" style:parent-style-name="DefaultParagraphFont" style:family="text">
      <style:text-properties fo:background-color="#FFFFFF"/>
    </style:style>
    <style:style style:name="T141" style:parent-style-name="DefaultParagraphFont" style:family="text">
      <style:text-properties fo:background-color="#FFFFFF"/>
    </style:style>
    <style:style style:name="T142" style:parent-style-name="DefaultParagraphFont" style:family="text">
      <style:text-properties style:font-name="monospace" fo:background-color="#FFFFFF"/>
    </style:style>
    <style:style style:name="T143" style:parent-style-name="DefaultParagraphFont" style:family="text">
      <style:text-properties style:font-name="monospace" fo:color="#000000" fo:background-color="#FFF200"/>
    </style:style>
    <style:style style:name="T144" style:parent-style-name="DefaultParagraphFont" style:family="text">
      <style:text-properties style:font-name="monospace"/>
    </style:style>
    <style:style style:name="P145" style:parent-style-name="Standard" style:family="paragraph">
      <style:text-properties style:font-name="monospace"/>
    </style:style>
    <style:style style:name="P146" style:parent-style-name="Standard" style:family="paragraph">
      <style:text-properties style:font-name="monospace"/>
    </style:style>
    <style:style style:name="T147" style:parent-style-name="DefaultParagraphFont" style:family="text">
      <style:text-properties style:font-name="monospace" fo:color="#000000" fo:font-size="10pt" style:font-size-asian="10pt" style:font-size-complex="10pt" fo:background-color="#FFFFFF"/>
    </style:style>
    <style:style style:name="T148" style:parent-style-name="DefaultParagraphFont" style:family="text">
      <style:text-properties style:font-name="monospace" fo:color="#000000" fo:background-color="#FFFFFF"/>
    </style:style>
    <style:style style:name="T149" style:parent-style-name="DefaultParagraphFont" style:family="text">
      <style:text-properties fo:background-color="#FFFFFF"/>
    </style:style>
    <style:style style:name="T150" style:parent-style-name="DefaultParagraphFont" style:family="text">
      <style:text-properties fo:background-color="#FFFFFF"/>
    </style:style>
    <style:style style:name="T151" style:parent-style-name="DefaultParagraphFont" style:family="text">
      <style:text-properties fo:background-color="#FFFFFF"/>
    </style:style>
    <style:style style:name="T152" style:parent-style-name="DefaultParagraphFont" style:family="text">
      <style:text-properties fo:background-color="#FFFFFF"/>
    </style:style>
    <style:style style:name="T153" style:parent-style-name="DefaultParagraphFont" style:family="text">
      <style:text-properties style:font-name="monospace"/>
    </style:style>
    <style:style style:name="T154" style:parent-style-name="DefaultParagraphFont" style:family="text">
      <style:text-properties style:font-name="monospace" fo:color="#000000" fo:background-color="#FFFFFF"/>
    </style:style>
    <style:style style:name="P155" style:parent-style-name="Standard" style:family="paragraph">
      <style:text-properties style:font-name="monospace"/>
    </style:style>
    <style:style style:name="P156" style:parent-style-name="Standard" style:family="paragraph">
      <style:text-properties style:font-name="monospace" fo:background-color="#FFFF00"/>
    </style:style>
    <style:style style:name="T157" style:parent-style-name="DefaultParagraphFont" style:family="text">
      <style:text-properties style:font-name="monospace"/>
    </style:style>
    <style:style style:name="T158" style:parent-style-name="DefaultParagraphFont" style:family="text">
      <style:text-properties style:font-name="monospace"/>
    </style:style>
    <style:style style:name="T159" style:parent-style-name="DefaultParagraphFont" style:family="text">
      <style:text-properties style:font-name="monospace"/>
    </style:style>
    <style:style style:name="T160" style:parent-style-name="DefaultParagraphFont" style:family="text">
      <style:text-properties style:font-name="monospace"/>
    </style:style>
    <style:style style:name="P161" style:parent-style-name="Standard" style:family="paragraph">
      <style:text-properties style:font-name="monospace"/>
    </style:style>
    <style:style style:name="P162" style:parent-style-name="Textbody" style:family="paragraph">
      <style:text-properties style:font-name="Consolas" fo:color="#C7254E" fo:font-size="9pt" style:font-size-asian="9pt" style:font-size-complex="9pt" fo:background-color="#F9F2F4"/>
    </style:style>
    <style:style style:name="P163" style:parent-style-name="Standard" style:family="paragraph">
      <style:text-properties style:font-name="monospace"/>
    </style:style>
    <style:style style:name="P164" style:parent-style-name="Heading3" style:family="paragraph">
      <style:text-properties fo:background-color="#FFFFFF"/>
    </style:style>
    <style:style style:name="P165" style:parent-style-name="Normal" style:family="paragraph">
      <style:text-properties fo:background-color="#FFFFFF"/>
    </style:style>
    <style:style style:name="P166" style:parent-style-name="Standard" style:family="paragraph">
      <style:text-properties fo:background-color="#FFFFFF"/>
    </style:style>
    <style:style style:name="P167" style:parent-style-name="Normal" style:family="paragraph">
      <style:paragraph-properties fo:widows="2" fo:orphans="2" style:vertical-align="auto" fo:background-color="#FDFD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8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P174" style:parent-style-name="Heading3" style:family="paragraph">
      <style:text-properties fo:background-color="#FFFFFF"/>
    </style:style>
    <style:style style:name="P175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P176" style:parent-style-name="Textbody" style:family="paragraph">
      <style:text-properties style:font-name="monospace" fo:color="#000000" fo:background-color="#FFFFFF"/>
    </style:style>
    <style:style style:name="T177" style:parent-style-name="DefaultParagraphFont" style:family="text">
      <style:text-properties style:font-name="monospace" fo:color="#000000" fo:background-color="#FFFFFF"/>
    </style:style>
    <style:style style:name="T178" style:parent-style-name="DefaultParagraphFont" style:family="text">
      <style:text-properties style:font-name="monospace"/>
    </style:style>
    <style:style style:name="T179" style:parent-style-name="DefaultParagraphFont" style:family="text">
      <style:text-properties style:font-name="monospace"/>
    </style:style>
    <style:style style:name="T180" style:parent-style-name="DefaultParagraphFont" style:family="text">
      <style:text-properties style:font-name="monospace"/>
    </style:style>
    <style:style style:name="P181" style:parent-style-name="Textbody" style:family="paragraph">
      <style:text-properties style:font-name="monospace"/>
    </style:style>
    <style:style style:name="T182" style:parent-style-name="DefaultParagraphFont" style:family="text">
      <style:text-properties style:font-name="monospace" fo:color="#000000" fo:background-color="#FFFFFF"/>
    </style:style>
    <style:style style:name="T183" style:parent-style-name="DefaultParagraphFont" style:family="text">
      <style:text-properties style:font-name="monospace"/>
    </style:style>
    <style:style style:name="T184" style:parent-style-name="DefaultParagraphFont" style:family="text">
      <style:text-properties style:font-name="monospace"/>
    </style:style>
    <style:style style:name="T185" style:parent-style-name="DefaultParagraphFont" style:family="text">
      <style:text-properties style:font-name="monospace"/>
    </style:style>
    <style:style style:name="T186" style:parent-style-name="DefaultParagraphFont" style:family="text">
      <style:text-properties style:font-name="monospace"/>
    </style:style>
    <style:style style:name="T187" style:parent-style-name="DefaultParagraphFont" style:family="text">
      <style:text-properties style:font-name="monospace"/>
    </style:style>
    <style:style style:name="P188" style:parent-style-name="Textbody" style:family="paragraph">
      <style:text-properties style:font-name="monospace"/>
    </style:style>
    <style:style style:name="P189" style:parent-style-name="Textbody" style:family="paragraph">
      <style:text-properties style:font-name="monospace"/>
    </style:style>
    <style:style style:name="T190" style:parent-style-name="DefaultParagraphFont" style:family="text">
      <style:text-properties style:font-name="monospace"/>
    </style:style>
    <style:style style:name="T191" style:parent-style-name="DefaultParagraphFont" style:family="text">
      <style:text-properties style:font-name="monospace"/>
    </style:style>
    <style:style style:name="T192" style:parent-style-name="DefaultParagraphFont" style:family="text">
      <style:text-properties style:font-name="monospace"/>
    </style:style>
    <style:style style:name="T193" style:parent-style-name="DefaultParagraphFont" style:family="text">
      <style:text-properties style:font-name="monospace"/>
    </style:style>
    <style:style style:name="T194" style:parent-style-name="DefaultParagraphFont" style:family="text">
      <style:text-properties style:font-name="monospace"/>
    </style:style>
    <style:style style:name="P195" style:parent-style-name="Textbody" style:family="paragraph">
      <style:text-properties style:font-name="monospace"/>
    </style:style>
    <style:style style:name="T196" style:parent-style-name="DefaultParagraphFont" style:family="text">
      <style:text-properties fo:background-color="#FFFFFF"/>
    </style:style>
    <style:style style:name="T197" style:parent-style-name="DefaultParagraphFont" style:family="text">
      <style:text-properties style:font-name="monospace" fo:color="#000000" fo:background-color="#FFFFFF"/>
    </style:style>
    <style:style style:name="T198" style:parent-style-name="DefaultParagraphFont" style:family="text">
      <style:text-properties style:font-name="monospace" fo:color="#000000" fo:background-color="#FFFFFF"/>
    </style:style>
    <style:style style:name="T199" style:parent-style-name="DefaultParagraphFont" style:family="text">
      <style:text-properties style:font-name="monospace" fo:color="#000000"/>
    </style:style>
    <style:style style:name="T200" style:parent-style-name="DefaultParagraphFont" style:family="text">
      <style:text-properties style:font-name="monospace" fo:color="#000000"/>
    </style:style>
    <style:style style:name="T201" style:parent-style-name="DefaultParagraphFont" style:family="text">
      <style:text-properties style:font-name="monospace" fo:color="#000000"/>
    </style:style>
    <style:style style:name="T202" style:parent-style-name="DefaultParagraphFont" style:family="text">
      <style:text-properties style:font-name="monospace" fo:color="#000000"/>
    </style:style>
    <style:style style:name="T203" style:parent-style-name="DefaultParagraphFont" style:family="text">
      <style:text-properties style:font-name="monospace" fo:color="#000000"/>
    </style:style>
    <style:style style:name="T204" style:parent-style-name="DefaultParagraphFont" style:family="text">
      <style:text-properties style:font-name="monospace" fo:color="#000000"/>
    </style:style>
    <style:style style:name="T205" style:parent-style-name="DefaultParagraphFont" style:family="text">
      <style:text-properties style:font-name="monospace" fo:color="#000000"/>
    </style:style>
    <style:style style:name="T206" style:parent-style-name="DefaultParagraphFont" style:family="text">
      <style:text-properties style:font-name="monospace" fo:color="#000000"/>
    </style:style>
    <style:style style:name="T207" style:parent-style-name="DefaultParagraphFont" style:family="text">
      <style:text-properties style:font-name="monospace" fo:color="#000000"/>
    </style:style>
    <style:style style:name="T208" style:parent-style-name="DefaultParagraphFont" style:family="text">
      <style:text-properties style:font-name="monospace" fo:color="#000000"/>
    </style:style>
    <style:style style:name="T209" style:parent-style-name="DefaultParagraphFont" style:family="text">
      <style:text-properties style:font-name="monospace" fo:color="#000000"/>
    </style:style>
    <style:style style:name="T210" style:parent-style-name="DefaultParagraphFont" style:family="text">
      <style:text-properties style:font-name="monospace" fo:color="#000000"/>
    </style:style>
    <style:style style:name="T211" style:parent-style-name="DefaultParagraphFont" style:family="text">
      <style:text-properties style:font-name="monospace" fo:color="#000000"/>
    </style:style>
    <style:style style:name="T212" style:parent-style-name="DefaultParagraphFont" style:family="text">
      <style:text-properties style:font-name="monospace" fo:color="#000000"/>
    </style:style>
    <style:style style:name="T213" style:parent-style-name="DefaultParagraphFont" style:family="text">
      <style:text-properties style:font-name="monospace" fo:color="#000000"/>
    </style:style>
    <style:style style:name="T214" style:parent-style-name="DefaultParagraphFont" style:family="text">
      <style:text-properties style:font-name="monospace" fo:color="#000000"/>
    </style:style>
    <style:style style:name="T215" style:parent-style-name="DefaultParagraphFont" style:family="text">
      <style:text-properties style:font-name="monospace" fo:color="#000000"/>
    </style:style>
    <style:style style:name="T216" style:parent-style-name="DefaultParagraphFont" style:family="text">
      <style:text-properties style:font-name="monospace" fo:color="#000000"/>
    </style:style>
    <style:style style:name="T217" style:parent-style-name="DefaultParagraphFont" style:family="text">
      <style:text-properties style:font-name="monospace" fo:color="#000000"/>
    </style:style>
    <style:style style:name="T218" style:parent-style-name="DefaultParagraphFont" style:family="text">
      <style:text-properties style:font-name="monospace" fo:color="#000000"/>
    </style:style>
    <style:style style:name="T219" style:parent-style-name="DefaultParagraphFont" style:family="text">
      <style:text-properties style:font-name="monospace" fo:color="#000000"/>
    </style:style>
    <style:style style:name="T220" style:parent-style-name="DefaultParagraphFont" style:family="text">
      <style:text-properties style:font-name="monospace" fo:color="#000000"/>
    </style:style>
    <style:style style:name="T221" style:parent-style-name="DefaultParagraphFont" style:family="text">
      <style:text-properties style:font-name="monospace" fo:color="#000000"/>
    </style:style>
    <style:style style:name="T222" style:parent-style-name="DefaultParagraphFont" style:family="text">
      <style:text-properties style:font-name="monospace" fo:color="#000000"/>
    </style:style>
    <style:style style:name="T223" style:parent-style-name="DefaultParagraphFont" style:family="text">
      <style:text-properties style:font-name="monospace" fo:color="#000000"/>
    </style:style>
    <style:style style:name="T224" style:parent-style-name="DefaultParagraphFont" style:family="text">
      <style:text-properties style:font-name="monospace" fo:color="#000000"/>
    </style:style>
    <style:style style:name="T225" style:parent-style-name="DefaultParagraphFont" style:family="text">
      <style:text-properties style:font-name="monospace" fo:color="#000000"/>
    </style:style>
    <style:style style:name="T226" style:parent-style-name="DefaultParagraphFont" style:family="text">
      <style:text-properties style:font-name="monospace" fo:color="#000000"/>
    </style:style>
    <style:style style:name="T227" style:parent-style-name="DefaultParagraphFont" style:family="text">
      <style:text-properties style:font-name="monospace" fo:color="#000000"/>
    </style:style>
    <style:style style:name="T228" style:parent-style-name="DefaultParagraphFont" style:family="text">
      <style:text-properties style:font-name="monospace" fo:color="#000000"/>
    </style:style>
    <style:style style:name="T229" style:parent-style-name="DefaultParagraphFont" style:family="text">
      <style:text-properties style:font-name="monospace" fo:color="#000000"/>
    </style:style>
    <style:style style:name="T230" style:parent-style-name="DefaultParagraphFont" style:family="text">
      <style:text-properties style:font-name="monospace" fo:color="#000000"/>
    </style:style>
    <style:style style:name="T231" style:parent-style-name="DefaultParagraphFont" style:family="text">
      <style:text-properties style:font-name="monospace" fo:color="#000000"/>
    </style:style>
    <style:style style:name="T232" style:parent-style-name="DefaultParagraphFont" style:family="text">
      <style:text-properties style:font-name="monospace" fo:color="#000000"/>
    </style:style>
    <style:style style:name="T233" style:parent-style-name="DefaultParagraphFont" style:family="text">
      <style:text-properties style:font-name="monospace" fo:color="#000000"/>
    </style:style>
    <style:style style:name="T234" style:parent-style-name="DefaultParagraphFont" style:family="text">
      <style:text-properties style:font-name="monospace" fo:color="#000000"/>
    </style:style>
    <style:style style:name="T235" style:parent-style-name="DefaultParagraphFont" style:family="text">
      <style:text-properties style:font-name="monospace" fo:color="#000000"/>
    </style:style>
    <style:style style:name="T236" style:parent-style-name="DefaultParagraphFont" style:family="text">
      <style:text-properties style:font-name="monospace" fo:color="#000000"/>
    </style:style>
    <style:style style:name="T237" style:parent-style-name="DefaultParagraphFont" style:family="text">
      <style:text-properties style:font-name="monospace" fo:color="#000000"/>
    </style:style>
    <style:style style:name="T238" style:parent-style-name="DefaultParagraphFont" style:family="text">
      <style:text-properties style:font-name="monospace" fo:color="#000000"/>
    </style:style>
    <style:style style:name="T239" style:parent-style-name="DefaultParagraphFont" style:family="text">
      <style:text-properties style:font-name="monospace" fo:color="#000000"/>
    </style:style>
    <style:style style:name="P240" style:parent-style-name="Standard" style:family="paragraph">
      <style:text-properties style:font-name="monospace"/>
    </style:style>
    <style:style style:name="P241" style:parent-style-name="Standard" style:family="paragraph">
      <style:text-properties style:font-name="monospace"/>
    </style:style>
    <style:style style:name="P242" style:parent-style-name="Standard" style:family="paragraph">
      <style:text-properties style:font-name="monospace"/>
    </style:style>
    <style:style style:name="T243" style:parent-style-name="DefaultParagraphFont" style:family="text">
      <style:text-properties style:font-name="monospace" fo:color="#000000" fo:background-color="#FFFFFF"/>
    </style:style>
    <style:style style:name="T244" style:parent-style-name="DefaultParagraphFont" style:family="text">
      <style:text-properties style:font-name="monospace"/>
    </style:style>
    <style:style style:name="T245" style:parent-style-name="DefaultParagraphFont" style:family="text">
      <style:text-properties style:font-name="monospace"/>
    </style:style>
    <style:style style:name="P246" style:parent-style-name="Standard" style:family="paragraph">
      <style:text-properties style:font-name="monospace"/>
    </style:style>
    <style:style style:name="P247" style:parent-style-name="Standard" style:family="paragraph">
      <style:text-properties style:font-name="monospace"/>
    </style:style>
    <style:style style:name="P248" style:parent-style-name="Standard" style:family="paragraph">
      <style:text-properties style:font-name="monospace"/>
    </style:style>
    <style:style style:name="P249" style:parent-style-name="Standard" style:family="paragraph">
      <style:text-properties style:font-name="monospace"/>
    </style:style>
    <style:style style:name="T250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51" style:parent-style-name="DefaultParagraphFont" style:family="text">
      <style:text-properties style:font-name="monospace" fo:font-size="10pt" style:font-size-asian="10pt" style:font-size-complex="10pt" fo:background-color="#FFF200"/>
    </style:style>
    <style:style style:name="T252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P253" style:parent-style-name="Standard" style:family="paragraph">
      <style:text-properties style:font-name="monospace" fo:color="#000000" fo:font-size="10pt" style:font-size-asian="10pt" style:font-size-complex="10pt" fo:background-color="#FFF200"/>
    </style:style>
    <style:style style:name="T254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55" style:parent-style-name="DefaultParagraphFont" style:family="text">
      <style:text-properties style:font-name="monospace"/>
    </style:style>
    <style:style style:name="P256" style:parent-style-name="Standard" style:family="paragraph">
      <style:text-properties style:font-name="monospace"/>
    </style:style>
    <style:style style:name="T257" style:parent-style-name="DefaultParagraphFont" style:family="text">
      <style:text-properties style:font-name="monospace"/>
    </style:style>
    <style:style style:name="P258" style:parent-style-name="Standard" style:family="paragraph">
      <style:text-properties style:font-name="monospace"/>
    </style:style>
    <style:style style:name="P259" style:parent-style-name="Standard" style:family="paragraph">
      <style:text-properties style:font-name="monospace"/>
    </style:style>
    <style:style style:name="T260" style:parent-style-name="DefaultParagraphFont" style:family="text">
      <style:text-properties style:font-name="monospace" fo:color="#000000" fo:background-color="#FFFFFF"/>
    </style:style>
    <style:style style:name="T261" style:parent-style-name="DefaultParagraphFont" style:family="text">
      <style:text-properties style:font-name="monospace" fo:color="#000000" fo:background-color="#FFFFFF"/>
    </style:style>
    <style:style style:name="T262" style:parent-style-name="DefaultParagraphFont" style:family="text">
      <style:text-properties style:font-name="monospace"/>
    </style:style>
    <style:style style:name="T263" style:parent-style-name="DefaultParagraphFont" style:family="text">
      <style:text-properties style:font-name="monospace" fo:color="#000000" fo:background-color="#FFFFFF"/>
    </style:style>
    <style:style style:name="T264" style:parent-style-name="DefaultParagraphFont" style:family="text">
      <style:text-properties style:font-name="monospace"/>
    </style:style>
    <style:style style:name="P265" style:parent-style-name="Standard" style:family="paragraph">
      <style:text-properties style:font-name="monospace"/>
    </style:style>
    <style:style style:name="P266" style:parent-style-name="Standard" style:family="paragraph">
      <style:text-properties style:font-name="monospace"/>
    </style:style>
    <style:style style:name="T267" style:parent-style-name="DefaultParagraphFont" style:family="text">
      <style:text-properties style:font-name="monospace" fo:color="#000000" fo:background-color="#FFFFFF"/>
    </style:style>
    <style:style style:name="T268" style:parent-style-name="DefaultParagraphFont" style:family="text">
      <style:text-properties style:font-name="monospace"/>
    </style:style>
    <style:style style:name="T269" style:parent-style-name="DefaultParagraphFont" style:family="text">
      <style:text-properties style:font-name="monospace" fo:color="#000000" fo:background-color="#FFFFFF"/>
    </style:style>
    <style:style style:name="T270" style:parent-style-name="DefaultParagraphFont" style:family="text">
      <style:text-properties style:font-name="monospace"/>
    </style:style>
    <style:style style:name="T271" style:parent-style-name="DefaultParagraphFont" style:family="text">
      <style:text-properties style:font-name="monospace"/>
    </style:style>
    <style:style style:name="P272" style:parent-style-name="Textbody" style:family="paragraph">
      <style:text-properties style:font-name="monospace"/>
    </style:style>
    <style:style style:name="T273" style:parent-style-name="DefaultParagraphFont" style:family="text">
      <style:text-properties style:font-name="WenQuanYi Micro Hei" style:font-name-asian="WenQuanYi Micro Hei"/>
    </style:style>
    <style:style style:name="T274" style:parent-style-name="SourceText" style:family="text">
      <style:text-properties style:font-name="WenQuanYi Micro Hei" style:font-name-asian="WenQuanYi Micro Hei"/>
    </style:style>
    <style:style style:name="T275" style:parent-style-name="SourceText" style:family="text">
      <style:text-properties style:font-name="WenQuanYi Micro Hei" style:font-name-asian="WenQuanYi Micro Hei"/>
    </style:style>
    <style:style style:name="T276" style:parent-style-name="SourceText" style:family="text">
      <style:text-properties style:font-name="WenQuanYi Micro Hei" style:font-name-asian="WenQuanYi Micro Hei"/>
    </style:style>
    <style:style style:name="T277" style:parent-style-name="SourceText" style:family="text">
      <style:text-properties style:font-name="monospace" style:font-name-asian="WenQuanYi Micro Hei" fo:color="#000000" fo:background-color="#FFFFFF"/>
    </style:style>
    <style:style style:name="T278" style:parent-style-name="SourceText" style:family="text">
      <style:text-properties style:font-name="monospace" style:font-name-asian="WenQuanYi Micro Hei" fo:color="#000000" fo:background-color="#FFFFFF"/>
    </style:style>
    <style:style style:name="T279" style:parent-style-name="SourceText" style:family="text">
      <style:text-properties style:font-name="WenQuanYi Micro Hei" style:font-name-asian="WenQuanYi Micro Hei"/>
    </style:style>
    <style:style style:name="T280" style:parent-style-name="SourceText" style:family="text">
      <style:text-properties style:font-name="WenQuanYi Micro Hei" style:font-name-asian="WenQuanYi Micro Hei" fo:color="#000000" fo:background-color="#FFFFFF"/>
    </style:style>
    <style:style style:name="T281" style:parent-style-name="SourceText" style:family="text">
      <style:text-properties style:font-name="WenQuanYi Micro Hei" style:font-name-asian="WenQuanYi Micro Hei" fo:color="#000000" fo:background-color="#FFFFFF"/>
    </style:style>
    <style:style style:name="T282" style:parent-style-name="SourceText" style:family="text">
      <style:text-properties style:font-name="monospace" style:font-name-asian="WenQuanYi Micro Hei" fo:color="#000000" fo:background-color="#FFFFFF"/>
    </style:style>
    <style:style style:name="T283" style:parent-style-name="SourceText" style:family="text">
      <style:text-properties style:font-name="monospace" style:font-name-asian="WenQuanYi Micro Hei" fo:color="#000000" fo:background-color="#FFFFFF"/>
    </style:style>
    <style:style style:name="T284" style:parent-style-name="SourceText" style:family="text">
      <style:text-properties style:font-name="monospace" style:font-name-asian="WenQuanYi Micro Hei" fo:color="#000000" fo:background-color="#FFFFFF"/>
    </style:style>
    <style:style style:name="T285" style:parent-style-name="SourceText" style:family="text">
      <style:text-properties style:font-name="monospace" style:font-name-asian="WenQuanYi Micro Hei" fo:color="#000000" fo:background-color="#FFFFFF"/>
    </style:style>
    <style:style style:name="T286" style:parent-style-name="SourceText" style:family="text">
      <style:text-properties style:font-name="monospace" style:font-name-asian="WenQuanYi Micro Hei"/>
    </style:style>
    <style:style style:name="T287" style:parent-style-name="SourceText" style:family="text">
      <style:text-properties style:font-name="monospace" style:font-name-asian="WenQuanYi Micro Hei"/>
    </style:style>
    <style:style style:name="T288" style:parent-style-name="SourceText" style:family="text">
      <style:text-properties style:font-name="WenQuanYi Micro Hei" style:font-name-asian="WenQuanYi Micro Hei"/>
    </style:style>
    <style:style style:name="T289" style:parent-style-name="SourceText" style:family="text">
      <style:text-properties style:font-name="WenQuanYi Micro Hei" style:font-name-asian="WenQuanYi Micro Hei"/>
    </style:style>
    <style:style style:name="P290" style:parent-style-name="Textbody" style:family="paragraph">
      <style:text-properties style:font-name="monospace"/>
    </style:style>
    <style:style style:name="T291" style:parent-style-name="DefaultParagraphFont" style:family="text">
      <style:text-properties style:font-name="monospace"/>
    </style:style>
    <style:style style:name="P292" style:parent-style-name="Textbody" style:family="paragraph">
      <style:text-properties style:font-name="monospace"/>
    </style:style>
    <style:style style:name="T293" style:parent-style-name="DefaultParagraphFont" style:family="text">
      <style:text-properties style:font-name="monospace"/>
    </style:style>
    <style:style style:name="T294" style:parent-style-name="DefaultParagraphFont" style:family="text">
      <style:text-properties style:font-name="monospace"/>
    </style:style>
    <style:style style:name="T295" style:parent-style-name="DefaultParagraphFont" style:family="text">
      <style:text-properties style:font-name="monospace" fo:background-color="#FFFFFF"/>
    </style:style>
    <style:style style:name="P296" style:parent-style-name="Textbody" style:family="paragraph">
      <style:text-properties style:font-name="monospace" fo:color="#000000" fo:background-color="#FFFFFF"/>
    </style:style>
    <style:style style:name="T297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98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P299" style:parent-style-name="Textbody" style:family="paragraph">
      <style:text-properties style:font-name="monospace" fo:color="#000000" fo:background-color="#FFFFFF"/>
    </style:style>
    <style:style style:name="P300" style:parent-style-name="Textbody" style:family="paragraph">
      <style:text-properties style:font-name="monospace" fo:color="#000000" fo:background-color="#FFFFFF"/>
    </style:style>
    <style:style style:name="P301" style:parent-style-name="Textbody" style:family="paragraph">
      <style:text-properties style:font-name="monospace" fo:color="#000000" fo:font-size="10pt" style:font-size-asian="10pt" style:font-size-complex="10pt" fo:background-color="#FFF200"/>
    </style:style>
    <style:style style:name="P302" style:parent-style-name="Textbody" style:family="paragraph">
      <style:text-properties style:font-name="monospace" fo:color="#000000" fo:background-color="#FFFFFF"/>
    </style:style>
    <style:style style:name="P303" style:parent-style-name="Textbody" style:family="paragraph">
      <style:text-properties style:font-name="monospace" fo:color="#000000" fo:background-color="#FFFFFF"/>
    </style:style>
    <style:style style:name="P304" style:parent-style-name="Textbody" style:family="paragraph">
      <style:text-properties style:font-name="monospace" fo:color="#000000" fo:font-size="16pt" style:font-size-asian="16pt" style:font-size-complex="16pt" fo:background-color="#FFFFFF"/>
    </style:style>
    <style:style style:name="P305" style:parent-style-name="Textbody" style:family="paragraph">
      <style:text-properties style:font-name="monospace" fo:color="#000000" fo:background-color="#FFFFFF"/>
    </style:style>
    <style:style style:name="P306" style:parent-style-name="Textbody" style:family="paragraph">
      <style:text-properties style:font-name="monospace" fo:color="#000000" fo:background-color="#FFFFFF"/>
    </style:style>
    <style:style style:name="P307" style:parent-style-name="Textbody" style:family="paragraph">
      <style:text-properties style:font-name="monospace" fo:color="#000000" fo:background-color="#FFFFFF"/>
    </style:style>
    <style:style style:name="P308" style:parent-style-name="Textbody" style:family="paragraph">
      <style:text-properties style:font-name="monospace" fo:color="#000000" fo:background-color="#FFFFFF"/>
    </style:style>
    <style:style style:name="P309" style:parent-style-name="Textbody" style:family="paragraph">
      <style:text-properties style:font-name="monospace" fo:color="#000000" fo:background-color="#FFFFFF"/>
    </style:style>
    <style:style style:name="P310" style:parent-style-name="Textbody" style:family="paragraph">
      <style:text-properties style:font-name="monospace" fo:color="#000000" fo:background-color="#FFFFFF"/>
    </style:style>
    <style:style style:name="P311" style:parent-style-name="Textbody" style:family="paragraph">
      <style:text-properties style:font-name="monospace" fo:color="#000000" fo:background-color="#FFFFFF"/>
    </style:style>
    <style:style style:name="P312" style:parent-style-name="Textbody" style:family="paragraph">
      <style:text-properties style:font-name="monospace" fo:color="#000000" fo:background-color="#FFFFFF"/>
    </style:style>
    <style:style style:name="P313" style:parent-style-name="Textbody" style:family="paragraph">
      <style:text-properties style:font-name="monospace" fo:color="#000000" fo:background-color="#FFFFFF"/>
    </style:style>
    <style:style style:name="P314" style:parent-style-name="Textbody" style:family="paragraph">
      <style:text-properties style:font-name="monospace" fo:color="#000000" fo:background-color="#FFFFFF"/>
    </style:style>
    <style:style style:name="P315" style:parent-style-name="Textbody" style:family="paragraph">
      <style:text-properties style:font-name="monospace" fo:color="#000000" fo:background-color="#FFFFFF"/>
    </style:style>
    <style:style style:name="P316" style:parent-style-name="Textbody" style:family="paragraph">
      <style:text-properties style:font-name="monospace" fo:color="#000000" fo:background-color="#FFFFFF"/>
    </style:style>
    <style:style style:name="P317" style:parent-style-name="Textbody" style:family="paragraph">
      <style:text-properties style:font-name="monospace" fo:color="#000000" fo:background-color="#FFFFFF"/>
    </style:style>
    <style:style style:name="P318" style:parent-style-name="Textbody" style:family="paragraph">
      <style:text-properties style:font-name="monospace" fo:color="#000000" fo:background-color="#FFFFFF"/>
    </style:style>
    <style:style style:name="P319" style:parent-style-name="Textbody" style:family="paragraph">
      <style:text-properties style:font-name="monospace" fo:color="#000000" fo:background-color="#FFFFFF"/>
    </style:style>
    <style:style style:name="P320" style:parent-style-name="Textbody" style:family="paragraph">
      <style:text-properties style:font-name="monospace" fo:color="#000000" fo:background-color="#FFFFFF"/>
    </style:style>
    <style:style style:name="P321" style:parent-style-name="Textbody" style:family="paragraph">
      <style:text-properties style:font-name="monospace" fo:color="#000000" fo:background-color="#FFFFFF"/>
    </style:style>
    <style:style style:name="P322" style:parent-style-name="Textbody" style:family="paragraph">
      <style:text-properties style:font-name="monospace" fo:color="#000000" fo:background-color="#FFFFFF"/>
    </style:style>
    <style:style style:name="P323" style:parent-style-name="Textbody" style:family="paragraph">
      <style:text-properties style:font-name="monospace" fo:color="#000000" fo:background-color="#FFFFFF"/>
    </style:style>
    <style:style style:name="P324" style:parent-style-name="Textbody" style:family="paragraph">
      <style:text-properties style:font-name="monospace" fo:color="#000000" fo:background-color="#FFFFFF"/>
    </style:style>
    <style:style style:name="P325" style:parent-style-name="Standard" style:family="paragraph">
      <style:text-properties style:font-name="monospace" fo:color="#000000" fo:background-color="#FFFFFF"/>
    </style:style>
    <style:style style:name="P326" style:parent-style-name="Textbody" style:family="paragraph">
      <style:text-properties style:font-name="monospace" fo:color="#000000" fo:background-color="#FFFFFF"/>
    </style:style>
    <style:style style:name="P327" style:parent-style-name="Textbody" style:family="paragraph">
      <style:text-properties style:font-name="monospace" fo:color="#000000" fo:background-color="#FFFFFF"/>
    </style:style>
    <style:style style:name="P328" style:parent-style-name="Textbody" style:family="paragraph">
      <style:text-properties style:font-name="monospace" fo:color="#000000" fo:background-color="#FFFFFF"/>
    </style:style>
    <style:style style:name="P329" style:parent-style-name="Textbody" style:family="paragraph">
      <style:text-properties style:font-name="monospace" fo:color="#000000" fo:background-color="#FFFFFF"/>
    </style:style>
    <style:style style:name="P330" style:parent-style-name="Standard" style:family="paragraph">
      <style:text-properties style:font-name="monospace" fo:color="#000000" fo:background-color="#FFFFFF"/>
    </style:style>
    <style:style style:name="P331" style:parent-style-name="Textbody" style:family="paragraph">
      <style:text-properties style:font-name="monospace" fo:color="#000000" fo:background-color="#FFFFFF"/>
    </style:style>
    <style:style style:name="P332" style:parent-style-name="Textbody" style:family="paragraph">
      <style:text-properties style:font-name="monospace" fo:color="#000000" fo:background-color="#FFFFFF"/>
    </style:style>
    <style:style style:name="P333" style:parent-style-name="Textbody" style:family="paragraph">
      <style:text-properties style:font-name="monospace" fo:color="#000000" fo:background-color="#FFFFFF"/>
    </style:style>
    <style:style style:name="P334" style:parent-style-name="Textbody" style:family="paragraph">
      <style:text-properties style:font-name="monospace" fo:color="#000000" fo:background-color="#FFFFFF"/>
    </style:style>
    <style:style style:name="P335" style:parent-style-name="Textbody" style:family="paragraph">
      <style:text-properties style:font-name="monospace" fo:color="#000000" fo:background-color="#FFFFFF"/>
    </style:style>
    <style:style style:name="P336" style:parent-style-name="Standard" style:family="paragraph">
      <style:text-properties style:font-name="monospace" fo:color="#000000" fo:background-color="#FFFFFF"/>
    </style:style>
    <style:style style:name="P337" style:parent-style-name="Textbody" style:family="paragraph">
      <style:text-properties style:font-name="monospace" fo:color="#000000" fo:background-color="#FFFFFF"/>
    </style:style>
    <style:style style:name="P338" style:parent-style-name="Textbody" style:family="paragraph">
      <style:text-properties style:font-name="monospace" fo:color="#000000" fo:background-color="#FFFFFF"/>
    </style:style>
    <style:style style:name="P339" style:parent-style-name="Textbody" style:family="paragraph">
      <style:text-properties style:font-name="monospace" fo:color="#000000" fo:background-color="#FFFFFF"/>
    </style:style>
    <style:style style:name="P340" style:parent-style-name="Textbody" style:family="paragraph">
      <style:text-properties style:font-name="monospace" fo:color="#000000" fo:background-color="#FFFFFF"/>
    </style:style>
    <style:style style:name="P341" style:parent-style-name="Standard" style:family="paragraph">
      <style:text-properties style:font-name="monospace" fo:color="#000000" fo:background-color="#FFFFFF"/>
    </style:style>
    <style:style style:name="P342" style:parent-style-name="Textbody" style:family="paragraph">
      <style:text-properties style:font-name="monospace" fo:color="#808080" fo:background-color="#FFFFFF"/>
    </style:style>
    <style:style style:name="P343" style:parent-style-name="Textbody" style:family="paragraph">
      <style:text-properties style:font-name="monospace" fo:color="#808080" fo:background-color="#FFFFFF"/>
    </style:style>
    <style:style style:name="P344" style:parent-style-name="Textbody" style:family="paragraph">
      <style:text-properties style:font-name="monospace" fo:color="#808080" fo:background-color="#FFFFFF"/>
    </style:style>
    <style:style style:name="P345" style:parent-style-name="Textbody" style:family="paragraph">
      <style:text-properties style:font-name="monospace" fo:color="#808080" fo:background-color="#FFFFFF"/>
    </style:style>
    <style:style style:name="P346" style:parent-style-name="Textbody" style:family="paragraph">
      <style:text-properties style:font-name="monospace" fo:color="#000000" fo:background-color="#FFFFFF"/>
    </style:style>
    <style:style style:name="P347" style:parent-style-name="Standard" style:family="paragraph">
      <style:text-properties style:font-name="monospace" fo:color="#000000" fo:background-color="#FFFFFF"/>
    </style:style>
    <style:style style:name="P348" style:parent-style-name="Textbody" style:family="paragraph">
      <style:text-properties style:font-name="monospace" fo:color="#000000" fo:background-color="#FFFFFF"/>
    </style:style>
    <style:style style:name="P349" style:parent-style-name="Textbody" style:family="paragraph">
      <style:text-properties style:font-name="monospace" fo:color="#000000" fo:background-color="#FFFFFF"/>
    </style:style>
    <style:style style:name="P350" style:parent-style-name="Textbody" style:family="paragraph">
      <style:text-properties style:font-name="monospace" fo:color="#000000" fo:background-color="#FFFFFF"/>
    </style:style>
    <style:style style:name="P351" style:parent-style-name="Textbody" style:family="paragraph">
      <style:text-properties style:font-name="monospace" fo:color="#000000" fo:background-color="#FFFFFF"/>
    </style:style>
    <style:style style:name="P352" style:parent-style-name="Textbody" style:family="paragraph">
      <style:text-properties style:font-name="monospace" fo:color="#000000" fo:background-color="#FFFFFF"/>
    </style:style>
    <style:style style:name="P353" style:parent-style-name="Textbody" style:family="paragraph">
      <style:text-properties style:font-name="monospace" fo:color="#000000" fo:background-color="#FFFFFF"/>
    </style:style>
    <style:style style:name="P354" style:parent-style-name="Textbody" style:family="paragraph">
      <style:text-properties style:font-name="monospace" fo:color="#000000" fo:background-color="#FFFFFF"/>
    </style:style>
    <style:style style:name="P355" style:parent-style-name="Textbody" style:family="paragraph">
      <style:text-properties style:font-name="monospace" fo:color="#000000" fo:background-color="#FFFFFF"/>
    </style:style>
    <style:style style:name="P356" style:parent-style-name="Textbody" style:family="paragraph">
      <style:text-properties style:font-name="monospace" fo:color="#000000" fo:background-color="#FFFFFF"/>
    </style:style>
    <style:style style:name="P357" style:parent-style-name="Textbody" style:family="paragraph">
      <style:text-properties style:font-name="monospace" fo:color="#000000" fo:background-color="#FFFFFF"/>
    </style:style>
    <style:style style:name="P358" style:parent-style-name="Textbody" style:family="paragraph">
      <style:text-properties style:font-name="monospace"/>
    </style:style>
    <style:style style:name="P359" style:parent-style-name="Textbody" style:family="paragraph">
      <style:text-properties style:font-name="monospace"/>
    </style:style>
    <style:style style:name="P360" style:parent-style-name="Textbody" style:family="paragraph">
      <style:text-properties style:font-name="monospace"/>
    </style:style>
    <style:style style:name="T361" style:parent-style-name="DefaultParagraphFont" style:family="text">
      <style:text-properties style:font-name="monospace" fo:color="#000000" fo:background-color="#FFFFFF"/>
    </style:style>
    <style:style style:name="T362" style:parent-style-name="DefaultParagraphFont" style:family="text">
      <style:text-properties style:font-name="monospace" fo:color="#000000" fo:background-color="#FFFFFF"/>
    </style:style>
    <style:style style:name="T363" style:parent-style-name="DefaultParagraphFont" style:family="text">
      <style:text-properties style:font-name="monospace"/>
    </style:style>
    <style:style style:name="P364" style:parent-style-name="Textbody" style:family="paragraph">
      <style:text-properties style:font-name="monospace"/>
    </style:style>
    <style:style style:name="P365" style:parent-style-name="Textbody" style:family="paragraph">
      <style:text-properties style:font-name="monospace"/>
    </style:style>
    <style:style style:name="P366" style:parent-style-name="Textbody" style:family="paragraph">
      <style:text-properties style:font-name="monospace"/>
    </style:style>
    <style:style style:name="T367" style:parent-style-name="DefaultParagraphFont" style:family="text">
      <style:text-properties style:font-name="monospace"/>
    </style:style>
    <style:style style:name="T368" style:parent-style-name="DefaultParagraphFont" style:family="text">
      <style:text-properties style:font-name="monospace"/>
    </style:style>
    <style:style style:name="P369" style:parent-style-name="Textbody" style:family="paragraph">
      <style:text-properties style:font-name="monospace"/>
    </style:style>
    <style:style style:name="P370" style:parent-style-name="Standard" style:family="paragraph">
      <style:text-properties style:font-name="monospace" fo:color="#000000" fo:background-color="#FFFFFF"/>
    </style:style>
    <style:style style:name="P371" style:parent-style-name="Standard" style:family="paragraph">
      <style:text-properties style:font-name="monospace" fo:color="#000000" fo:background-color="#FFFFFF"/>
    </style:style>
    <style:style style:name="T372" style:parent-style-name="DefaultParagraphFont" style:family="text">
      <style:text-properties style:font-name="monospace" fo:color="#000000" fo:background-color="#FFFFFF"/>
    </style:style>
    <style:style style:name="T373" style:parent-style-name="DefaultParagraphFont" style:family="text">
      <style:text-properties style:font-name="monospace" fo:color="#000000" fo:background-color="#FFFFFF" style:language-asian="zh" style:country-asian="CN"/>
    </style:style>
    <style:style style:name="T374" style:parent-style-name="DefaultParagraphFont" style:family="text">
      <style:text-properties style:font-name="monospace" fo:color="#000000" fo:background-color="#FFFFFF"/>
    </style:style>
    <style:style style:name="T375" style:parent-style-name="DefaultParagraphFont" style:family="text">
      <style:text-properties style:font-name="monospace" fo:color="#000000" fo:background-color="#FFFFFF"/>
    </style:style>
    <style:style style:name="P376" style:parent-style-name="Standard" style:family="paragraph">
      <style:text-properties style:font-name="monospace" fo:color="#000000" fo:background-color="#FFFFFF"/>
    </style:style>
    <style:style style:name="P377" style:parent-style-name="Standard" style:family="paragraph">
      <style:text-properties style:font-name="monospace" fo:color="#000000" fo:background-color="#FFFFFF"/>
    </style:style>
    <style:style style:name="P378" style:parent-style-name="Standard" style:family="paragraph">
      <style:text-properties style:font-name="monospace" fo:color="#000000" fo:background-color="#FFFFFF"/>
    </style:style>
    <style:style style:name="P379" style:parent-style-name="Standard" style:family="paragraph">
      <style:text-properties style:font-name="monospace" fo:color="#000000" fo:background-color="#FFFFFF"/>
    </style:style>
    <style:style style:name="T380" style:parent-style-name="DefaultParagraphFont" style:family="text">
      <style:text-properties style:font-name="monospace" fo:color="#000000" fo:background-color="#FFFFFF"/>
    </style:style>
    <style:style style:name="T381" style:parent-style-name="DefaultParagraphFont" style:family="text">
      <style:text-properties style:font-name="monospace" fo:color="#000000" fo:background-color="#FFFFFF"/>
    </style:style>
    <style:style style:name="P382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3" style:parent-style-name="DefaultParagraphFont" style:family="text"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T384" style:parent-style-name="DefaultParagraphFont" style:family="text"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P385" style:parent-style-name="Textbody" style:family="paragraph">
      <style:text-properties style:font-name="monospace" fo:color="#000000" fo:background-color="#FFFFFF"/>
    </style:style>
    <style:style style:name="T386" style:parent-style-name="DefaultParagraphFont" style:family="text">
      <style:text-properties style:font-name="monospace" fo:background-color="#FFF200" style:language-asian="zh" style:country-asian="CN"/>
    </style:style>
    <style:style style:name="T387" style:parent-style-name="DefaultParagraphFont" style:family="text">
      <style:text-properties style:font-name="monospace" fo:background-color="#FFF200"/>
    </style:style>
    <style:style style:name="P388" style:parent-style-name="Textbody" style:family="paragraph">
      <style:text-properties style:font-name="monospace" fo:color="#000000" fo:background-color="#FFFFFF"/>
    </style:style>
    <style:style style:name="P389" style:parent-style-name="Textbody" style:family="paragraph">
      <style:text-properties style:font-name="monospace" fo:color="#000000" fo:background-color="#FFFFFF"/>
    </style:style>
    <style:style style:name="P390" style:parent-style-name="Textbody" style:family="paragraph">
      <style:text-properties style:font-name="monospace" fo:color="#000000" fo:background-color="#FFFFFF"/>
    </style:style>
    <style:style style:name="P391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392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393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394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395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396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397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8" style:parent-style-name="DefaultParagraphFont" style:family="text"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/>
    </style:style>
    <style:style style:name="T399" style:parent-style-name="DefaultParagraphFont" style:family="text">
      <style:text-properties style:font-name="monospace"/>
    </style:style>
    <style:style style:name="T400" style:parent-style-name="DefaultParagraphFont" style:family="text">
      <style:text-properties style:font-name="monospace"/>
    </style:style>
    <style:style style:name="T401" style:parent-style-name="DefaultParagraphFont" style:family="text">
      <style:text-properties style:font-name="monospace"/>
    </style:style>
    <style:style style:name="P402" style:parent-style-name="Textbody" style:family="paragraph">
      <style:text-properties style:font-name="monospace"/>
    </style:style>
    <style:style style:name="P403" style:parent-style-name="Textbody" style:family="paragraph">
      <style:text-properties style:font-name="monospace" fo:background-color="#FFF200"/>
    </style:style>
    <style:style style:name="T404" style:parent-style-name="DefaultParagraphFont" style:family="text">
      <style:text-properties style:font-name="monospace" fo:color="#000000" fo:background-color="#FFFFFF"/>
    </style:style>
    <style:style style:name="T405" style:parent-style-name="DefaultParagraphFont" style:family="text">
      <style:text-properties style:font-name="monospace"/>
    </style:style>
    <style:style style:name="P406" style:parent-style-name="Textbody" style:family="paragraph">
      <style:text-properties style:font-name="monospace"/>
    </style:style>
    <style:style style:name="P407" style:parent-style-name="Textbody" style:family="paragraph">
      <style:text-properties style:font-name="monospace"/>
    </style:style>
    <style:style style:name="P408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0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0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1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2" style:parent-style-name="Textbody" style:family="paragraph">
      <style:paragraph-properties fo:margin-bottom="0in" fo:line-height="135%"/>
      <style:text-properties style:font-name="Arial" fo:color="#000000" fo:font-size="11pt" style:font-size-asian="11pt" fo:language="nl" fo:country="NL"/>
    </style:style>
    <style:style style:name="P413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7" style:parent-style-name="Textbody" style:family="paragraph">
      <style:paragraph-properties fo:margin-bottom="0in" fo:line-height="135%"/>
    </style:style>
    <style:style style:name="P418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1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20" style:parent-style-name="Textbody" style:family="paragraph">
      <style:paragraph-properties fo:margin-bottom="0in" fo:line-height="135%"/>
    </style:style>
    <style:style style:name="T421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2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23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2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2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26" style:parent-style-name="Textbody" style:family="paragraph">
      <style:paragraph-properties fo:margin-bottom="0in" fo:line-height="135%"/>
    </style:style>
    <style:style style:name="T427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428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429" style:parent-style-name="DefaultParagraphFont" style:family="text">
      <style:text-properties style:language-asian="zh" style:country-asian="CN"/>
    </style:style>
  </office:automatic-styles>
  <office:body>
    <office:text text:use-soft-page-breaks="true">
      <text:p text:style-name="P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78886340" office:target-frame-name="_top" xlink:show="replace"><text:span text:style-name="Hyperlink">1</text:span><text:span text:style-name="T3"><text:tab/></text:span><text:span text:style-name="Hyperlink">Command line</text:span><text:tab/>2</text:a></text:p>
          <text:p text:style-name="P4"><text:a xlink:href="#_Toc78886341" office:target-frame-name="_top" xlink:show="replace"><text:span text:style-name="Hyperlink">1.1</text:span><text:span text:style-name="T5"><text:tab/></text:span><text:span text:style-name="Hyperlink">Operations on tabs inside a window</text:span><text:tab/>2</text:a></text:p>
          <text:p text:style-name="P6"><text:a xlink:href="#_Toc78886342" office:target-frame-name="_top" xlink:show="replace"><text:span text:style-name="Hyperlink">1.1.1</text:span><text:span text:style-name="T7"><text:tab/></text:span><text:span text:style-name="Hyperlink">Switching between tabs or move tabs, Jan. 3, 2018</text:span><text:tab/>2</text:a></text:p>
          <text:p text:style-name="P8"><text:a xlink:href="#_Toc78886343" office:target-frame-name="_top" xlink:show="replace"><text:span text:style-name="Hyperlink">1.1.2</text:span><text:span text:style-name="T9"><text:tab/></text:span><text:span text:style-name="Hyperlink">Closing a tab, Feb. 25, 2019</text:span><text:tab/>3</text:a></text:p>
          <text:p text:style-name="P10"><text:a xlink:href="#_Toc78886344" office:target-frame-name="_top" xlink:show="replace"><text:span text:style-name="Hyperlink">1.2</text:span><text:span text:style-name="T11"><text:tab/></text:span><text:span text:style-name="Hyperlink">Use the new version of the installed software</text:span><text:tab/>3</text:a></text:p>
          <text:p text:style-name="P12"><text:a xlink:href="#_Toc78886345" office:target-frame-name="_top" xlink:show="replace"><text:span text:style-name="Hyperlink">1.3</text:span><text:span text:style-name="T13"><text:tab/></text:span><text:span text:style-name="Hyperlink">shared library</text:span><text:tab/>3</text:a></text:p>
          <text:p text:style-name="P14"><text:a xlink:href="#_Toc78886346" office:target-frame-name="_top" xlink:show="replace"><text:span text:style-name="Hyperlink">1.3.1</text:span><text:span text:style-name="T15"><text:tab/></text:span><text:span text:style-name="T16">Search a library</text:span><text:span text:style-name="T17">,<text:s/></text:span><text:span text:style-name="T18">Oct. 22, 2019</text:span><text:tab/>3</text:a></text:p>
          <text:p text:style-name="P19"><text:a xlink:href="#_Toc78886347" office:target-frame-name="_top" xlink:show="replace"><text:span text:style-name="Hyperlink">1.3.2</text:span><text:span text:style-name="T20"><text:tab/></text:span><text:span text:style-name="T21">Load a library, Sep 24, 2018W</text:span><text:tab/>3</text:a></text:p>
          <text:p text:style-name="P22"><text:a xlink:href="#_Toc78886348" office:target-frame-name="_top" xlink:show="replace"><text:span text:style-name="Hyperlink">1.3.3</text:span><text:span text:style-name="T23"><text:tab/></text:span><text:span text:style-name="Hyperlink">using a library of higher version by ‘sudo’</text:span><text:tab/>3</text:a></text:p>
          <text:p text:style-name="P24"><text:a xlink:href="#_Toc78886349" office:target-frame-name="_top" xlink:show="replace"><text:span text:style-name="Hyperlink">1.3.4</text:span><text:span text:style-name="T25"><text:tab/></text:span><text:span text:style-name="Hyperlink">show library path</text:span><text:tab/>4</text:a></text:p>
          <text:p text:style-name="P26"><text:a xlink:href="#_Toc78886350" office:target-frame-name="_top" xlink:show="replace"><text:span text:style-name="Hyperlink">1.4</text:span><text:span text:style-name="T27"><text:tab/></text:span><text:span text:style-name="Hyperlink">Changing entrance password:</text:span><text:tab/>4</text:a></text:p>
          <text:p text:style-name="P28"><text:a xlink:href="#_Toc78886351" office:target-frame-name="_top" xlink:show="replace"><text:span text:style-name="Hyperlink">1.5</text:span><text:span text:style-name="T29"><text:tab/></text:span><text:span text:style-name="Hyperlink">Find the System Configuration And Hardware Information</text:span><text:tab/>4</text:a></text:p>
          <text:p text:style-name="P30"><text:a xlink:href="#_Toc78886352" office:target-frame-name="_top" xlink:show="replace"><text:span text:style-name="Hyperlink">1.5.1</text:span><text:span text:style-name="T31"><text:tab/></text:span><text:span text:style-name="Hyperlink">find bit version, Oct 22, 2018</text:span><text:tab/>4</text:a></text:p>
          <text:p text:style-name="P32"><text:a xlink:href="#_Toc78886353" office:target-frame-name="_top" xlink:show="replace"><text:span text:style-name="Hyperlink">1.5.2</text:span><text:span text:style-name="T33"><text:tab/></text:span><text:span text:style-name="Hyperlink">meaning of &amp; in the end of syntax, Nov 3 2019</text:span><text:tab/>4</text:a></text:p>
          <text:p text:style-name="P34"><text:a xlink:href="#_Toc78886354" office:target-frame-name="_top" xlink:show="replace"><text:span text:style-name="Hyperlink">1.6</text:span><text:span text:style-name="T35"><text:tab/></text:span><text:span text:style-name="Hyperlink">bashrc file</text:span><text:tab/>4</text:a></text:p>
          <text:p text:style-name="P36"><text:a xlink:href="#_Toc78886355" office:target-frame-name="_top" xlink:show="replace"><text:span text:style-name="Hyperlink">1.6.1</text:span><text:span text:style-name="T37"><text:tab/></text:span><text:span text:style-name="Hyperlink">Open .bashrc file</text:span><text:tab/>4</text:a></text:p>
          <text:p text:style-name="P38"><text:a xlink:href="#_Toc78886356" office:target-frame-name="_top" xlink:show="replace"><text:span text:style-name="Hyperlink">1.7</text:span><text:span text:style-name="T39"><text:tab/></text:span><text:span text:style-name="Hyperlink">Basic Command</text:span><text:tab/>5</text:a></text:p>
          <text:p text:style-name="P40"><text:a xlink:href="#_Toc78886357" office:target-frame-name="_top" xlink:show="replace"><text:span text:style-name="Hyperlink">1.7.1</text:span><text:span text:style-name="T41"><text:tab/></text:span><text:span text:style-name="Hyperlink">open nedit</text:span><text:tab/>5</text:a></text:p>
          <text:p text:style-name="P42"><text:a xlink:href="#_Toc78886358" office:target-frame-name="_top" xlink:show="replace"><text:span text:style-name="Hyperlink">1.7.2</text:span><text:span text:style-name="T43"><text:tab/></text:span><text:span text:style-name="Hyperlink">create alias for one address</text:span><text:tab/>5</text:a></text:p>
          <text:p text:style-name="P44"><text:a xlink:href="#_Toc78886359" office:target-frame-name="_top" xlink:show="replace"><text:span text:style-name="Hyperlink">1.7.3</text:span><text:span text:style-name="T45"><text:tab/></text:span><text:span text:style-name="T46">re</text:span><text:span text:style-name="Hyperlink">directing the output</text:span><text:tab/>5</text:a></text:p>
          <text:p text:style-name="P47"><text:a xlink:href="#_Toc78886360" office:target-frame-name="_top" xlink:show="replace"><text:span text:style-name="Hyperlink">1.7.4</text:span><text:span text:style-name="T48"><text:tab/></text:span><text:span text:style-name="T49">To avoid having the script wait for input</text:span><text:tab/>5</text:a></text:p>
          <text:p text:style-name="P50"><text:a xlink:href="#_Toc78886361" office:target-frame-name="_top" xlink:show="replace"><text:span text:style-name="Hyperlink">1.8</text:span><text:span text:style-name="T51"><text:tab/></text:span><text:span text:style-name="Hyperlink">creating directories</text:span><text:tab/>5</text:a></text:p>
          <text:p text:style-name="P52"><text:a xlink:href="#_Toc78886362" office:target-frame-name="_top" xlink:show="replace"><text:span text:style-name="Hyperlink">1.8.1</text:span><text:span text:style-name="T53"><text:tab/></text:span><text:span text:style-name="Hyperlink">Create a directory called temp under your home directory</text:span><text:tab/>5</text:a></text:p>
          <text:p text:style-name="P54"><text:a xlink:href="#_Toc78886363" office:target-frame-name="_top" xlink:show="replace"><text:span text:style-name="Hyperlink">1.8.2</text:span><text:span text:style-name="T55"><text:tab/></text:span><text:span text:style-name="Hyperlink">Create nested directories using one mkdir command</text:span><text:tab/>5</text:a></text:p>
          <text:p text:style-name="P56"><text:a xlink:href="#_Toc78886364" office:target-frame-name="_top" xlink:show="replace"><text:span text:style-name="Hyperlink">1.9</text:span><text:span text:style-name="T57"><text:tab/></text:span><text:span text:style-name="Hyperlink">TimerOutput</text:span><text:tab/>5</text:a></text:p>
          <text:p text:style-name="P58"><text:a xlink:href="#_Toc78886365" office:target-frame-name="_top" xlink:show="replace"><text:span text:style-name="Hyperlink">1.9.1</text:span><text:span text:style-name="T59"><text:tab/></text:span><text:span text:style-name="Hyperlink">Real, user, sys, 8-5-18</text:span><text:tab/>5</text:a></text:p>
          <text:p text:style-name="P60"><text:a xlink:href="#_Toc78886366" office:target-frame-name="_top" xlink:show="replace"><text:span text:style-name="Hyperlink">1.10</text:span><text:span text:style-name="T61"><text:tab/></text:span><text:span text:style-name="Hyperlink">Operations on the cluster, (detailed process) Sep 24, 2018</text:span><text:tab/>6</text:a></text:p>
          <text:p text:style-name="P62"><text:a xlink:href="#_Toc78886367" office:target-frame-name="_top" xlink:show="replace"><text:span text:style-name="Hyperlink">1.10.1</text:span><text:span text:style-name="T63"><text:tab/></text:span><text:span text:style-name="T64">Generate the public keys</text:span><text:span text:style-name="T65"><text:s/>for all nodes</text:span><text:tab/>6</text:a></text:p>
          <text:p text:style-name="P66"><text:a xlink:href="#_Toc78886368" office:target-frame-name="_top" xlink:show="replace"><text:span text:style-name="Hyperlink">1.10.2</text:span><text:span text:style-name="T67"><text:tab/></text:span><text:span text:style-name="Hyperlink">copy a file to the cluster home</text:span><text:tab/>6</text:a></text:p>
          <text:p text:style-name="P68"><text:a xlink:href="#_Toc78886369" office:target-frame-name="_top" xlink:show="replace"><text:span text:style-name="Hyperlink">1.10.3</text:span><text:span text:style-name="T69"><text:tab/></text:span><text:span text:style-name="Hyperlink">return to mf-node2 from its localdisk, Sep 25, 2018</text:span><text:tab/>7</text:a></text:p>
          <text:p text:style-name="P70"><text:a xlink:href="#_Toc78886370" office:target-frame-name="_top" xlink:show="replace"><text:span text:style-name="Hyperlink">1.11</text:span><text:span text:style-name="T71"><text:tab/></text:span><text:span text:style-name="Hyperlink">Output in a sequence</text:span><text:tab/>7</text:a></text:p>
          <text:p text:style-name="P72"><text:a xlink:href="#_Toc78886371" office:target-frame-name="_top" xlink:show="replace"><text:span text:style-name="Hyperlink">1.11.1</text:span><text:span text:style-name="T73"><text:tab/></text:span><text:span text:style-name="Hyperlink">With one variable</text:span><text:tab/>7</text:a></text:p>
          <text:p text:style-name="P74"><text:a xlink:href="#_Toc78886372" office:target-frame-name="_top" xlink:show="replace"><text:span text:style-name="Hyperlink">1.11.2</text:span><text:span text:style-name="T75"><text:tab/></text:span><text:span text:style-name="T76">With two variables, 14-5-18</text:span><text:tab/>7</text:a></text:p>
          <text:p text:style-name="P77"><text:a xlink:href="#_Toc78886373" office:target-frame-name="_top" xlink:show="replace"><text:span text:style-name="Hyperlink">1.11.3</text:span><text:span text:style-name="T78"><text:tab/></text:span><text:span text:style-name="T79">with variables in an array, Nov. 5, 2018</text:span><text:tab/>7</text:a></text:p>
          <text:p text:style-name="P80"><text:a xlink:href="#_Toc78886374" office:target-frame-name="_top" xlink:show="replace"><text:span text:style-name="Hyperlink">1.11.4</text:span><text:span text:style-name="T81"><text:tab/></text:span><text:span text:style-name="Hyperlink">Run C++ progr</text:span><text:span text:style-name="Hyperlink">ams in the background, Sep 25, 2018</text:span><text:tab/>8</text:a></text:p>
          <text:p text:style-name="P82"><text:a xlink:href="#_Toc78886375" office:target-frame-name="_top" xlink:show="replace"><text:span text:style-name="Hyperlink">1.11.5</text:span><text:span text:style-name="T83"><text:tab/></text:span><text:span text:style-name="Hyperlink">Run MATLAB programs in the background, Oct 9, 2018</text:span><text:tab/>10</text:a></text:p>
          <text:p text:style-name="P84"><text:a xlink:href="#_Toc78886376" office:target-frame-name="_top" xlink:show="replace"><text:span text:style-name="Hyperlink">1.11.6</text:span><text:span text:style-name="T85"><text:tab/></text:span><text:span text:style-name="T86">solution to<text:s/></text:span><text:span text:style-name="Hyperlink">timed out waiting for input: auto-logout, Sep 25, 2018</text:span><text:tab/>10</text:a></text:p>
          <text:p text:style-name="P87"><text:a xlink:href="#_Toc78886377" office:target-frame-name="_top" xlink:show="replace"><text:span text:style-name="Hyperlink">1.11.7</text:span><text:span text:style-name="T88"><text:tab/></text:span><text:span text:style-name="Hyperlink">avoid the program being killed when you quit the parent shell, Sep 28, 2018</text:span><text:tab/>10</text:a></text:p>
          <text:p text:style-name="P89"><text:a xlink:href="#_Toc78886378" office:target-frame-name="_top" xlink:show="replace"><text:span text:style-name="Hyperlink">2</text:span><text:span text:style-name="T90"><text:tab/></text:span><text:span text:style-name="Hyperlink">Text</text:span><text:tab/>11</text:a></text:p>
          <text:p text:style-name="P91"><text:a xlink:href="#_Toc78886379" office:target-frame-name="_top" xlink:show="replace"><text:span text:style-name="Hyperlink">2.1</text:span><text:span text:style-name="T92"><text:tab/></text:span><text:span text:style-name="Hyperlink">Creating a quick text file</text:span><text:tab/>11</text:a></text:p>
          <text:p text:style-name="P93"><text:a xlink:href="#_Toc78886380" office:target-frame-name="_top" xlink:show="replace"><text:span text:style-name="Hyperlink">2.2</text:span><text:span text:style-name="T94"><text:tab/></text:span><text:span text:style-name="Hyperlink">less</text:span><text:tab/>11</text:a></text:p>
          <text:p text:style-name="P95"><text:a xlink:href="#_Toc78886381" office:target-frame-name="_top" xlink:show="replace"><text:span text:style-name="Hyperlink">2.2.1</text:span><text:span text:style-name="T96"><text:tab/></text:span><text:span text:style-name="Hyperlink">Quit 'less', Nov. 5, 2018</text:span><text:tab/>11</text:a></text:p>
          <text:p text:style-name="P97"><text:a xlink:href="#_Toc78886382" office:target-frame-name="_top" xlink:show="replace"><text:span text:style-name="Hyperlink">2.3</text:span><text:span text:style-name="T98"><text:tab/></text:span><text:span text:style-name="T99">Giving</text:span><text:span text:style-name="Hyperlink"><text:s/>writing access right</text:span><text:tab/>11</text:a></text:p>
          <text:p text:style-name="P100"><text:a xlink:href="#_Toc78886383" office:target-frame-name="_top" xlink:show="replace"><text:span text:style-name="Hyperlink">3</text:span><text:span text:style-name="T101"><text:tab/></text:span><text:span text:style-name="Hyperlink">Files</text:span><text:tab/>11</text:a></text:p>
          <text:p text:style-name="P102"><text:a xlink:href="#_Toc78886384" office:target-frame-name="_top" xlink:show="replace"><text:span text:style-name="Hyperlink">3.1</text:span><text:span text:style-name="T103"><text:tab/></text:span><text:span text:style-name="Hyperlink">Create</text:span><text:span text:style-name="Hyperlink"><text:s/>a file</text:span><text:tab/>11</text:a></text:p>
          <text:p text:style-name="P104"><text:a xlink:href="#_Toc78886385" office:target-frame-name="_top" xlink:show="replace"><text:span text:style-name="Hyperlink">3.2</text:span><text:span text:style-name="T105"><text:tab/></text:span><text:span text:style-name="Hyperlink">Show files in detail</text:span><text:tab/>12</text:a></text:p>
          <text:p text:style-name="P106"><text:a xlink:href="#_Toc78886386" office:target-frame-name="_top" xlink:show="replace"><text:span text:style-name="Hyperlink">3.3</text:span><text:span text:style-name="T107"><text:tab/></text:span><text:span text:style-name="Hyperlink">find a file</text:span><text:tab/>12</text:a></text:p>
          <text:p text:style-name="P108"><text:a xlink:href="#_Toc78886387" office:target-frame-name="_top" xlink:show="replace"><text:span text:style-name="Hyperlink">3.3.1</text:span><text:span text:style-name="T109"><text:tab/></text:span><text:span text:style-name="Hyperlink">Find the file name quickly</text:span><text:tab/>12</text:a></text:p>
          <text:p text:style-name="P110"><text:a xlink:href="#_Toc78886388" office:target-frame-name="_top" xlink:show="replace"><text:span text:style-name="Hyperlink">3.3.2</text:span><text:span text:style-name="T111"><text:tab/></text:span><text:span text:style-name="Hyperlink">'locate'</text:span><text:tab/>12</text:a></text:p>
          <text:p text:style-name="P112"><text:a xlink:href="#_Toc78886389" office:target-frame-name="_top" xlink:show="replace"><text:span text:style-name="Hyperlink">3.3.3</text:span><text:span text:style-name="T113"><text:tab/></text:span><text:span text:style-name="Hyperlink">find a file by the name or text</text:span><text:tab/>12</text:a></text:p>
          <text:p text:style-name="P114"><text:a xlink:href="#_Toc78886390" office:target-frame-name="_top" xlink:show="replace"><text:span text:style-name="Hyperlink">3.4</text:span><text:span text:style-name="T115"><text:tab/></text:span><text:span text:style-name="Hyperlink">Open a file</text:span><text:tab/>12</text:a></text:p>
          <text:p text:style-name="P116"><text:a xlink:href="#_Toc78886391" office:target-frame-name="_top" xlink:show="replace"><text:span text:style-name="Hyperlink">3.4.1</text:span><text:span text:style-name="T117"><text:tab/></text:span><text:span text:style-name="Hyperlink">Open .odt file</text:span><text:tab/>12</text:a></text:p>
          <text:p text:style-name="P118"><text:a xlink:href="#_Toc78886392" office:target-frame-name="_top" xlink:show="replace"><text:span text:style-name="Hyperlink">3.5</text:span><text:span text:style-name="T119"><text:tab/></text:span><text:span text:style-name="Hyperlink">move, copy and delete files</text:span><text:tab/>12</text:a></text:p>
          <text:p text:style-name="P120"><text:a xlink:href="#_Toc78886393" office:target-frame-name="_top" xlink:show="replace"><text:span text:style-name="Hyperlink">3.5.1</text:span><text:span text:style-name="T121"><text:tab/></text:span><text:span text:style-name="Hyperlink">Rename or move</text:span><text:tab/>12</text:a></text:p>
          <text:p text:style-name="P122"><text:a xlink:href="#_Toc78886394" office:target-frame-name="_top" xlink:show="replace"><text:span text:style-name="Hyperlink">3.5.2</text:span><text:span text:style-name="T123"><text:tab/></text:span><text:span text:style-name="Hyperlink">copy a file</text:span><text:tab/>13</text:a></text:p>
          <text:p text:style-name="P124"><text:a xlink:href="#_Toc78886395" office:target-frame-name="_top" xlink:show="replace"><text:span text:style-name="Hyperlink">3.5.3</text:span><text:span text:style-name="T125"><text:tab/></text:span><text:span text:style-name="Hyperlink">remove a file</text:span><text:tab/>13</text:a></text:p>
          <text:p text:style-name="P126"><text:a xlink:href="#_Toc78886396" office:target-frame-name="_top" xlink:show="replace"><text:span text:style-name="Hyperlink">3.6</text:span><text:span text:style-name="T127"><text:tab/></text:span><text:span text:style-name="Hyperlink">Compress a file</text:span><text:tab/>14</text:a></text:p>
          <text:p text:style-name="P128"><text:a xlink:href="#_Toc78886397" office:target-frame-name="_top" xlink:show="replace"><text:span text:style-name="Hyperlink">3.7</text:span><text:span text:style-name="T129"><text:tab/></text:span><text:span text:style-name="Hyperlink">update a file without</text:span><text:span text:style-name="Hyperlink"><text:s/>changing its content, May 19, 19</text:span><text:tab/>14</text:a></text:p>
          <text:p text:style-name="P130"><text:a xlink:href="#_Toc78886398" office:target-frame-name="_top" xlink:show="replace"><text:span text:style-name="Hyperlink">4</text:span><text:span text:style-name="T131"><text:tab/></text:span><text:span text:style-name="Hyperlink">Install softwares</text:span><text:tab/>14</text:a></text:p>
          <text:p text:style-name="P132"><text:a xlink:href="#_Toc78886399" office:target-frame-name="_top" xlink:show="replace"><text:span text:style-name="Hyperlink">4.1</text:span><text:span text:style-name="T133"><text:tab/></text:span><text:span text:style-name="Hyperlink">Username is not in the sudoers file. This incident will be reported, 21-1-2018</text:span><text:tab/>14</text:a></text:p>
          <text:p text:style-name="P134"><text:a xlink:href="#_Toc78886400" office:target-frame-name="_top" xlink:show="replace"><text:span text:style-name="Hyperlink">4.2</text:span><text:span text:style-name="T135"><text:tab/></text:span><text:span text:style-name="Hyperlink">Install g++, 21-1-2018</text:span><text:tab/>15</text:a></text:p>
          <text:p text:style-name="P136"><text:a xlink:href="#_Toc78886401" office:target-frame-name="_top" xlink:show="replace"><text:span text:style-name="Hyperlink">5</text:span><text:span text:style-name="T137"><text:tab/></text:span><text:span text:style-name="Hyperlink">File folder panel</text:span><text:tab/>15</text:a></text:p>
        </text:index-body>
      </text:table-of-content>
      <text:p text:style-name="Standard"/>
      <text:h text:style-name="Heading1" text:outline-level="1"><text:bookmark-start text:name="__RefHeading__238_1013439220"/><text:bookmark-start text:name="_Toc56685030"/><text:bookmark-start text:name="_Toc57040999"/><text:bookmark-start text:name="_Toc76909386"/><text:bookmark-start text:name="_Toc77934705"/><text:bookmark-start text:name="_Toc78210734"/><text:bookmark-start text:name="_Toc78484965"/><text:bookmark-start text:name="_Toc78886340"/><text:bookmark-start text:name="__RefHeading___Toc1645_2136975647"/><text:bookmark-start text:name="_Toc56685043"/><text:bookmark-start text:name="_Toc57041012"/><text:bookmark-start text:name="_Toc76909400"/><text:bookmark-start text:name="_Toc77934719"/><text:bookmark-start text:name="_Toc78210748"/><text:bookmark-start text:name="_Toc78484979"/><text:bookmark-start text:name="_Toc78886354"/>bashrc file<text:bookmark-end text:name="__RefHeading___Toc1645_2136975647"/><text:bookmark-end text:name="_Toc56685043"/><text:bookmark-end text:name="_Toc57041012"/><text:bookmark-end text:name="_Toc76909400"/><text:bookmark-end text:name="_Toc77934719"/><text:bookmark-end text:name="_Toc78210748"/><text:bookmark-end text:name="_Toc78484979"/><text:bookmark-end text:name="_Toc78886354"/></text:h>
      <text:h text:style-name="Heading3" text:outline-level="3"><text:bookmark-start text:name="__RefHeading___Toc1647_2136975647"/><text:bookmark-start text:name="_Toc56685044"/><text:bookmark-start text:name="_Toc57041013"/><text:bookmark-start text:name="_Toc76909401"/><text:bookmark-start text:name="_Toc77934720"/><text:bookmark-start text:name="_Toc78210749"/><text:bookmark-start text:name="_Toc78484980"/><text:bookmark-start text:name="_Toc78886355"/>checking .bashrc file<text:bookmark-end text:name="__RefHeading___Toc1647_2136975647"/><text:bookmark-end text:name="_Toc56685044"/><text:bookmark-end text:name="_Toc57041013"/><text:bookmark-end text:name="_Toc76909401"/><text:bookmark-end text:name="_Toc77934720"/><text:bookmark-end text:name="_Toc78210749"/><text:bookmark-end text:name="_Toc78484980"/><text:bookmark-end text:name="_Toc78886355"/></text:h>
      <text:p text:style-name="Textbody">cat <text:s/>~/.bashrc</text:p>
      <text:p text:style-name="P138">cat ~/.profile</text:p>
      <text:soft-page-break/>
      <text:h text:style-name="Heading1" text:outline-level="1">Command line<text:bookmark-end text:name="__RefHeading__238_1013439220"/><text:bookmark-end text:name="_Toc56685030"/><text:bookmark-end text:name="_Toc57040999"/><text:bookmark-end text:name="_Toc76909386"/><text:bookmark-end text:name="_Toc77934705"/><text:bookmark-end text:name="_Toc78210734"/><text:bookmark-end text:name="_Toc78484965"/><text:bookmark-end text:name="_Toc78886340"/></text:h>
      <text:h text:style-name="Heading2" text:outline-level="2"><text:bookmark-start text:name="__RefHeading___Toc1635_2136975647"/><text:bookmark-start text:name="_Toc56685035"/><text:bookmark-start text:name="_Toc57041004"/><text:bookmark-start text:name="_Toc76909391"/><text:bookmark-start text:name="_Toc77934710"/><text:bookmark-start text:name="_Toc78210739"/><text:bookmark-start text:name="_Toc78484970"/><text:bookmark-start text:name="_Toc78886345"/>shared library<text:bookmark-end text:name="__RefHeading___Toc1635_2136975647"/><text:bookmark-end text:name="_Toc56685035"/><text:bookmark-end text:name="_Toc57041004"/><text:bookmark-end text:name="_Toc76909391"/><text:bookmark-end text:name="_Toc77934710"/><text:bookmark-end text:name="_Toc78210739"/><text:bookmark-end text:name="_Toc78484970"/><text:bookmark-end text:name="_Toc78886345"/></text:h>
      <text:h text:style-name="Heading3" text:outline-level="3"><text:bookmark-start text:name="__RefHeading___Toc1637_2136975647"/><text:bookmark-start text:name="_Toc56685036"/><text:bookmark-start text:name="_Toc57041005"/><text:bookmark-start text:name="_Toc76909392"/><text:bookmark-start text:name="_Toc77934711"/><text:bookmark-start text:name="_Toc78210740"/><text:bookmark-start text:name="_Toc78484971"/><text:bookmark-start text:name="_Toc78886346"/><text:span text:style-name="T139">Search</text:span><text:span text:style-name="T140">ing</text:span><text:span text:style-name="T141"><text:s/>a library,<text:s/></text:span><text:span text:style-name="T142">Oct. 22, 2019</text:span><text:bookmark-end text:name="__RefHeading___Toc1637_2136975647"/><text:bookmark-end text:name="_Toc56685036"/><text:bookmark-end text:name="_Toc57041005"/><text:bookmark-end text:name="_Toc76909392"/><text:bookmark-end text:name="_Toc77934711"/><text:bookmark-end text:name="_Toc78210740"/><text:bookmark-end text:name="_Toc78484971"/><text:bookmark-end text:name="_Toc78886346"/></text:h>
      <text:p text:style-name="Standard"><text:span text:style-name="T143">locate libgsl.so.19</text:span><text:span text:style-name="T144"><text:line-break/></text:span></text:p>
      <text:p text:style-name="P145">then do the following</text:p>
      <text:p text:style-name="P146"/>
      <text:p text:style-name="Standard"><text:span text:style-name="T147">LD_LIBRARY_PATH=$LD_LIBRARY_PATH:/mnt/sdb2/opt64/gsl-2.1/lib/</text:span><text:span text:style-name="T148"><text:line-break/></text:span></text:p>
      <text:h text:style-name="Heading3" text:outline-level="3"><text:bookmark-start text:name="__RefHeading___Toc1639_2136975647"/><text:bookmark-start text:name="_Toc56685037"/><text:bookmark-start text:name="_Toc57041006"/><text:bookmark-start text:name="_Toc76909393"/><text:bookmark-start text:name="_Toc77934712"/><text:bookmark-start text:name="_Toc78210741"/><text:bookmark-start text:name="_Toc78484972"/><text:bookmark-start text:name="_Toc78886347"/><text:span text:style-name="T149">Load</text:span><text:span text:style-name="T150">ing</text:span><text:span text:style-name="T151"><text:s/>a library, Sep 24, 2018</text:span><text:bookmark-end text:name="__RefHeading___Toc1639_2136975647"/><text:bookmark-end text:name="_Toc56685037"/><text:bookmark-end text:name="_Toc57041006"/><text:bookmark-end text:name="_Toc76909393"/><text:bookmark-end text:name="_Toc77934712"/><text:bookmark-end text:name="_Toc78210741"/><text:bookmark-end text:name="_Toc78484972"/><text:span text:style-name="T152">W</text:span><text:bookmark-end text:name="_Toc78886347"/></text:h>
      <text:p text:style-name="Standard"><text:span text:style-name="T153">Problem statement:<text:s/></text:span><text:span text:style-name="T154">cannot open shared object file: No such file or directory</text:span></text:p>
      <text:p text:style-name="P155"/>
      <text:p text:style-name="P156">LD_LIBRARY_PATH=$LD_LIBRARY_PATH:/home/dv/liu/deal.ii_d10/lib<text:s/><text:line-break/>export LD_LIBRARY_PATH</text:p>
      <text:p text:style-name="Standard"><text:span text:style-name="T157"><text:line-break/></text:span><text:a xlink:href="https://stackoverflow.com/questions/480764/linux-error-while-loading-shared-libraries-cannot-open-shared-object-file-no-s" office:target-frame-name="_top" xlink:show="replace"><text:span text:style-name="T158">https://stackoverflow.com/que</text:span><text:span text:style-name="T159">stions/480764/linux-error-while-loading-</text:span></text:a><text:a xlink:href="https://stackoverflow.com/questions/480764/linux-error-while-loading-shared-libraries-cannot-open-shared-object-file-no-s" office:target-frame-name="_top" xlink:show="replace"><text:span text:style-name="T160">shared-libraries-cannot-open-shared-object-file-no-s</text:span></text:a></text:p>
      <text:p text:style-name="P161"/>
      <text:h text:style-name="Heading3" text:outline-level="3"><text:bookmark-start text:name="_Toc76909394"/><text:bookmark-start text:name="_Toc77934713"/><text:bookmark-start text:name="_Toc78210742"/><text:bookmark-start text:name="_Toc78484973"/><text:bookmark-start text:name="_Toc78886348"/>using a library of higher version by ‘sudo’<text:bookmark-end text:name="_Toc76909394"/><text:bookmark-end text:name="_Toc77934713"/><text:bookmark-end text:name="_Toc78210742"/><text:bookmark-end text:name="_Toc78484973"/><text:bookmark-end text:name="_Toc78886348"/></text:h>
      <text:p text:style-name="P162">sudo ln -s libboost_iostreams.so.1.65.1 libboost_iostreams.so.1.60.0</text:p>
      <text:p text:style-name="Textbody"><text:a xlink:href="https://www.biostars.org/p/389360/" office:target-frame-name="_top" xlink:show="replace"><text:span text:style-name="Hyperlink">https://www.biostars.org/p/389360/</text:span></text:a></text:p>
      <text:p text:style-name="P163"/>
      <text:h text:style-name="Heading3" text:outline-level="3"><text:bookmark-start text:name="__RefHeading___Toc1641_2136975647"/><text:bookmark-start text:name="_Toc56685038"/><text:bookmark-start text:name="_Toc57041007"/><text:bookmark-start text:name="_Toc76909395"/><text:bookmark-start text:name="_Toc77934714"/><text:bookmark-start text:name="_Toc78210743"/><text:bookmark-start text:name="_Toc78484974"/><text:bookmark-start text:name="_Toc78886349"/>show library path<text:bookmark-end text:name="__RefHeading___Toc1641_2136975647"/><text:bookmark-end text:name="_Toc56685038"/><text:bookmark-end text:name="_Toc57041007"/><text:bookmark-end text:name="_Toc76909395"/><text:bookmark-end text:name="_Toc77934714"/><text:bookmark-end text:name="_Toc78210743"/><text:bookmark-end text:name="_Toc78484974"/><text:bookmark-end text:name="_Toc78886349"/></text:h>
      <text:p text:style-name="Standard"><text:span text:style-name="SourceText">echo $LD_LIBRARY_PATH</text:span></text:p>
      <text:p text:style-name="Standard"/>
      <text:h text:style-name="Heading2" text:outline-level="2"><text:bookmark-start text:name="__RefHeading__6571_734372457"/><text:bookmark-start text:name="_Toc56685040"/><text:bookmark-start text:name="_Toc57041009"/><text:bookmark-start text:name="_Toc76909397"/><text:bookmark-start text:name="_Toc77934716"/><text:bookmark-start text:name="_Toc78210745"/><text:bookmark-start text:name="_Toc78484976"/><text:bookmark-start text:name="_Toc78886351"/>Find the System Configuration And Hardware Information<text:bookmark-end text:name="__RefHeading__6571_734372457"/><text:bookmark-end text:name="_Toc56685040"/><text:bookmark-end text:name="_Toc57041009"/><text:bookmark-end text:name="_Toc76909397"/><text:bookmark-end text:name="_Toc77934716"/><text:bookmark-end text:name="_Toc78210745"/><text:bookmark-end text:name="_Toc78484976"/><text:bookmark-end text:name="_Toc78886351"/></text:h>
      <text:p text:style-name="Standard">display CPU and Memory<text:s/>information, enter:</text:p>
      <text:p text:style-name="Standard">cat /proc/meminfo<text:line-break/>cat /proc/cpuinfo</text:p>
      <text:p text:style-name="Standard"/>
      <text:h text:style-name="Heading3" text:outline-level="3"><text:bookmark-start text:name="__RefHeading___Toc10735_1721554453"/><text:bookmark-start text:name="_Toc56685041"/><text:bookmark-start text:name="_Toc57041010"/><text:bookmark-start text:name="_Toc76909398"/><text:bookmark-start text:name="_Toc77934717"/><text:bookmark-start text:name="_Toc78210746"/><text:bookmark-start text:name="_Toc78484977"/><text:bookmark-start text:name="_Toc78886352"/>find bit version, Oct 22, 2018<text:bookmark-end text:name="__RefHeading___Toc10735_1721554453"/><text:bookmark-end text:name="_Toc56685041"/><text:bookmark-end text:name="_Toc57041010"/><text:bookmark-end text:name="_Toc76909398"/><text:bookmark-end text:name="_Toc77934717"/><text:bookmark-end text:name="_Toc78210746"/><text:bookmark-end text:name="_Toc78484977"/><text:bookmark-end text:name="_Toc78886352"/></text:h>
      <text:p text:style-name="Textbody"><text:span text:style-name="StrongEmphasis">uname -a</text:span></text:p>
      <text:p text:style-name="Standard"><text:a xlink:href="https://www.tecmint.com/find-out-linux-system-is-32-bit-or-64-bit/" office:target-frame-name="_top" xlink:show="replace">https://www.tecmint.com/find-out-linux-system-is-32-bit-or-64-bit/</text:a></text:p>
      <text:p text:style-name="Standard"/>
      <text:p text:style-name="Normal"><text:line-break/></text:p>
      <text:h text:style-name="Heading2" text:outline-level="2"><text:bookmark-start text:name="__RefHeading__6573_734372457"/><text:bookmark-start text:name="_Toc56685046"/><text:bookmark-start text:name="_Toc57041015"/><text:bookmark-start text:name="_Toc76909402"/><text:bookmark-start text:name="_Toc77934721"/><text:bookmark-start text:name="_Toc78210750"/><text:bookmark-start text:name="_Toc78484981"/><text:bookmark-start text:name="_Toc78886356"/><text:soft-page-break/>Basic Command<text:bookmark-end text:name="__RefHeading__6573_734372457"/><text:bookmark-end text:name="_Toc56685046"/><text:bookmark-end text:name="_Toc57041015"/><text:bookmark-end text:name="_Toc76909402"/><text:bookmark-end text:name="_Toc77934721"/><text:bookmark-end text:name="_Toc78210750"/><text:bookmark-end text:name="_Toc78484981"/><text:bookmark-end text:name="_Toc78886356"/>s</text:h>
      <text:h text:style-name="P164" text:outline-level="3">executing commands in a text file</text:h>
      <text:p text:style-name="P165">source file, or</text:p>
      <text:p text:style-name="P166">. file</text:p>
      <text:h text:style-name="Heading3" text:outline-level="3"><text:bookmark-start text:name="__RefHeading__1572_2134843222"/><text:bookmark-start text:name="_Toc56685051"/><text:bookmark-start text:name="_Toc57041020"/><text:bookmark-start text:name="_Toc76909407"/><text:bookmark-start text:name="_Toc77934726"/><text:bookmark-start text:name="_Toc78210755"/><text:bookmark-start text:name="_Toc78484986"/><text:bookmark-start text:name="_Toc78886361"/>Creating nested directories<text:bookmark-end text:name="__RefHeading__1572_2134843222"/><text:bookmark-end text:name="_Toc56685051"/><text:bookmark-end text:name="_Toc57041020"/><text:bookmark-end text:name="_Toc76909407"/><text:bookmark-end text:name="_Toc77934726"/><text:bookmark-end text:name="_Toc78210755"/><text:bookmark-end text:name="_Toc78484986"/><text:bookmark-end text:name="_Toc78886361"/></text:h>
      <text:p text:style-name="Normal">mkdir -p dir1/dir2/dir3/dir4/</text:p>
      <text:p text:style-name="Textbody"><text:a xlink:href="https://www.youtube.com/watch?v=24Eo8Y-Z-AE" office:target-frame-name="_top" xlink:show="replace">https://www.youtube.com/watch?v=24Eo8Y-Z-AE</text:a></text:p>
      <text:h text:style-name="Heading3" text:outline-level="3"><text:bookmark-start text:name="__RefHeading___Toc1643_2136975647"/><text:bookmark-start text:name="_Toc56685042"/><text:bookmark-start text:name="_Toc57041011"/><text:bookmark-start text:name="_Toc76909399"/><text:bookmark-start text:name="_Toc77934718"/><text:bookmark-start text:name="_Toc78210747"/><text:bookmark-start text:name="_Toc78484978"/><text:bookmark-start text:name="_Toc78886353"/>running the program in the background, Nov 3 2019<text:bookmark-end text:name="__RefHeading___Toc1643_2136975647"/><text:bookmark-end text:name="_Toc56685042"/><text:bookmark-end text:name="_Toc57041011"/><text:bookmark-end text:name="_Toc76909399"/><text:bookmark-end text:name="_Toc77934718"/><text:bookmark-end text:name="_Toc78210747"/><text:bookmark-end text:name="_Toc78484978"/><text:bookmark-end text:name="_Toc78886353"/></text:h>
      <text:p text:style-name="Standard"><text:span text:style-name="SourceText">attaching &amp;</text:span><text:s/>to the end of<text:s/>the command</text:p>
      <text:p text:style-name="Standard"><text:a xlink:href="https://unix.stackexchange.com/questions/86247/what-does-ampersand-mean-at-the-end-of-a-shell-script-line" office:target-frame-name="_top" xlink:show="replace">https://unix.stackexchange.com/questions/86247/what-does-ampersand-mean-at-the-end-of-a-shell-script-line</text:a></text:p>
      <text:p text:style-name="Standard"/>
      <text:h text:style-name="Heading3" text:outline-level="3"><text:bookmark-start text:name="_Toc76909405"/><text:bookmark-start text:name="_Toc77934724"/><text:bookmark-start text:name="_Toc78210753"/><text:bookmark-start text:name="_Toc78484984"/><text:bookmark-start text:name="_Toc78886359"/>Saving<text:s/>the output<text:bookmark-end text:name="_Toc76909405"/><text:bookmark-end text:name="_Toc77934724"/><text:bookmark-end text:name="_Toc78210753"/><text:bookmark-end text:name="_Toc78484984"/><text:bookmark-end text:name="_Toc78886359"/><text:s/>to a file</text:h>
      <text:p text:style-name="P167"><text:span text:style-name="T168">command1<text:s/></text:span><text:span text:style-name="T169">&gt;</text:span><text:span text:style-name="T170"><text:s/>out.txt<text:s/></text:span><text:span text:style-name="T171">2</text:span><text:span text:style-name="T172">&gt;</text:span><text:span text:style-name="T173"><text:s/>err.txt</text:span></text:p>
      <text:p text:style-name="Textbody"><text:a xlink:href="https://www.cyberciti.biz/faq/linux-redirect-error-output-to-file/" office:target-frame-name="_top" xlink:show="replace"><text:span text:style-name="Hyperlink">https://www.cyberciti.biz/faq/linux-redirect-error-output-to-file/</text:span></text:a></text:p>
      <text:p text:style-name="Textbody"/>
      <text:h text:style-name="P174" text:outline-level="3"><text:bookmark-start text:name="_Toc76909406"/><text:bookmark-start text:name="_Toc77934725"/><text:bookmark-start text:name="_Toc78210754"/><text:bookmark-start text:name="_Toc78484985"/><text:bookmark-start text:name="_Toc78886360"/>Avoiding<text:s/>having the script waiting<text:s/>for input<text:bookmark-end text:name="_Toc76909406"/><text:bookmark-end text:name="_Toc77934725"/><text:bookmark-end text:name="_Toc78210754"/><text:bookmark-end text:name="_Toc78484985"/><text:bookmark-end text:name="_Toc78886360"/></text:h>
      <text:p text:style-name="P175">&lt;/dev/null</text:p>
      <text:p text:style-name="Textbody"><text:a xlink:href="https://stackoverflow.com/questions/19955260/what-is-dev-null-in-bash" office:target-frame-name="_top" xlink:show="replace"><text:span text:style-name="Hyperlink">https://stackoverflow.com/questions/19955260/what-is-dev-null-in-bash</text:span></text:a></text:p>
      <text:p text:style-name="Textbody"/>
      <text:h text:style-name="Heading2" text:outline-level="2"><text:bookmark-start text:name="__RefHeading___Toc14889_1081874842"/><text:bookmark-start text:name="_Toc56685054"/><text:bookmark-start text:name="_Toc57041023"/><text:bookmark-start text:name="_Toc76909410"/><text:bookmark-start text:name="_Toc77934729"/><text:bookmark-start text:name="_Toc78210758"/><text:bookmark-start text:name="_Toc78484989"/><text:bookmark-start text:name="_Toc78886364"/>TimerOutput<text:bookmark-end text:name="__RefHeading___Toc14889_1081874842"/><text:bookmark-end text:name="_Toc56685054"/><text:bookmark-end text:name="_Toc57041023"/><text:bookmark-end text:name="_Toc76909410"/><text:bookmark-end text:name="_Toc77934729"/><text:bookmark-end text:name="_Toc78210758"/><text:bookmark-end text:name="_Toc78484989"/><text:bookmark-end text:name="_Toc78886364"/></text:h>
      <text:h text:style-name="Heading3" text:outline-level="3"><text:bookmark-start text:name="__RefHeading___Toc14891_1081874842"/><text:bookmark-start text:name="_Toc56685055"/><text:bookmark-start text:name="_Toc57041024"/><text:bookmark-start text:name="_Toc76909411"/><text:bookmark-start text:name="_Toc77934730"/><text:bookmark-start text:name="_Toc78210759"/><text:bookmark-start text:name="_Toc78484990"/><text:bookmark-start text:name="_Toc78886365"/>Real, user, sys, 8-5-18<text:bookmark-end text:name="__RefHeading___Toc14891_1081874842"/><text:bookmark-end text:name="_Toc56685055"/><text:bookmark-end text:name="_Toc57041024"/><text:bookmark-end text:name="_Toc76909411"/><text:bookmark-end text:name="_Toc77934730"/><text:bookmark-end text:name="_Toc78210759"/><text:bookmark-end text:name="_Toc78484990"/><text:bookmark-end text:name="_Toc78886365"/></text:h>
      <text:p text:style-name="P176">Input</text:p>
      <text:p text:style-name="Textbody"><text:span text:style-name="T177">time ./step-4 4 12</text:span><text:span text:style-name="T178"><text:line-break/></text:span><text:span text:style-name="T179">to run a<text:s/></text:span><text:span text:style-name="T180">step,</text:span></text:p>
      <text:p text:style-name="P181">it will output</text:p>
      <text:p text:style-name="Textbody"><text:span text:style-name="T182">real    0m1.489s<text:s/></text:span><text:span text:style-name="T183"><text:line-break/></text:span><text:span text:style-name="T184">user    0m5.233s<text:s/></text:span><text:span text:style-name="T185"><text:line-break/></text:span><text:span text:style-name="T186">sys     0m0.088s</text:span><text:span text:style-name="T187"><text:line-break/></text:span></text:p>
      <text:p text:style-name="P188">The meaning of the three times are</text:p>
      <text:p text:style-name="P189">real represents real(wall) time;</text:p>
      <text:p text:style-name="Textbody"><text:span text:style-name="T190">user represents CPU time approximately.<text:s/></text:span><text:span text:style-name="T191"><text:line-break/></text:span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2">https://stackoverflow.com/questions/556405/what-do-real-user-and-sys-mean-in-the-output-of-time1?</text:span></text:a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3">utm_medium=organic&amp;utm_source=google_rich_qa&amp;utm_campaign=google_rich</text:span></text:a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4">_qa</text:span></text:a></text:p>
      <text:p text:style-name="P195"/>
      <text:h text:style-name="Heading2" text:outline-level="2"><text:bookmark-start text:name="__RefHeading___Toc3767_1959915214"/><text:bookmark-start text:name="_Toc56685056"/><text:bookmark-start text:name="_Toc57041025"/><text:bookmark-start text:name="_Toc76909412"/><text:bookmark-start text:name="_Toc77934731"/><text:bookmark-start text:name="_Toc78210760"/><text:bookmark-start text:name="_Toc78484991"/><text:bookmark-start text:name="_Toc78886366"/><text:soft-page-break/>Operations on the cluster, (detailed process) Sep 24, 2018<text:bookmark-end text:name="__RefHeading___Toc3767_1959915214"/><text:bookmark-end text:name="_Toc56685056"/><text:bookmark-end text:name="_Toc57041025"/><text:bookmark-end text:name="_Toc76909412"/><text:bookmark-end text:name="_Toc77934731"/><text:bookmark-end text:name="_Toc78210760"/><text:bookmark-end text:name="_Toc78484991"/><text:bookmark-end text:name="_Toc78886366"/></text:h>
      <text:h text:style-name="Heading3" text:outline-level="3"><text:bookmark-start text:name="__RefHeading___Toc3769_1959915214"/><text:bookmark-start text:name="_Toc56685057"/><text:bookmark-start text:name="_Toc57041026"/><text:bookmark-start text:name="_Toc76909413"/><text:bookmark-start text:name="_Toc77934732"/><text:bookmark-start text:name="_Toc78210761"/><text:bookmark-start text:name="_Toc78484992"/><text:bookmark-start text:name="_Toc78886367"/><text:span text:style-name="T196">Generate the public keys for all nodes</text:span><text:bookmark-end text:name="__RefHeading___Toc3769_1959915214"/><text:bookmark-end text:name="_Toc56685057"/><text:bookmark-end text:name="_Toc57041026"/><text:bookmark-end text:name="_Toc76909413"/><text:bookmark-end text:name="_Toc77934732"/><text:bookmark-end text:name="_Toc78210761"/><text:bookmark-end text:name="_Toc78484992"/><text:bookmark-end text:name="_Toc78886367"/></text:h>
      <text:p text:style-name="Standard"><text:span text:style-name="T197">dutita8:~<text:s/></text:span><text:span text:style-name="T198">19 % mksshkeys<text:s/></text:span><text:span text:style-name="T199"><text:line-break/></text:span><text:span text:style-name="T200">Generating ssh public ecdsa keys with empty passphrase .....<text:s/></text:span><text:span text:style-name="T201"><text:line-break/></text:span><text:span text:style-name="T202">Generating public/private ecdsa key pair.<text:s/></text:span><text:span text:style-name="T203"><text:line-break/></text:span><text:span text:style-name="T204">Enter file in which to save the key (/home/dv/liu/.ssh/id_ecdsa): Your identification has been saved in /home/dv/liu/.ssh/id_ecdsa.<text:s/></text:span><text:span text:style-name="T205"><text:line-break/></text:span><text:span text:style-name="T206">Yo</text:span><text:span text:style-name="T207">ur public key has been saved in /home/dv/liu/.ssh/id_ecdsa.pub.<text:s/></text:span><text:span text:style-name="T208"><text:line-break/></text:span><text:span text:style-name="T209">The key fingerprint is:<text:s/></text:span><text:span text:style-name="T210"><text:line-break/></text:span><text:span text:style-name="T211">SHA256:MiwEe4NcUUatN+fp60/6xJoHrnnD7Y2mKUeY/yFE0H8 liu@dutita8<text:s/></text:span><text:span text:style-name="T212"><text:line-break/></text:span><text:span text:style-name="T213">The key's randomart image is:<text:s/></text:span><text:span text:style-name="T214"><text:line-break/></text:span><text:span text:style-name="T215">+---[ECDSA 256]---+<text:s/></text:span><text:span text:style-name="T216"><text:line-break/></text:span><text:span text:style-name="T217">|  . o++...       |<text:s/></text:span><text:span text:style-name="T218"><text:line-break/></text:span><text:span text:style-name="T219">| . = .  ...      |<text:s/></text:span><text:span text:style-name="T220"><text:line-break/></text:span><text:span text:style-name="T221">|  + +  </text:span><text:span text:style-name="T222">.  ..     |<text:s/></text:span><text:span text:style-name="T223"><text:line-break/></text:span><text:span text:style-name="T224">|   o o. o.. . E  |<text:s/></text:span><text:span text:style-name="T225"><text:line-break/></text:span><text:span text:style-name="T226">|    . +.S*.. .   |<text:s/></text:span><text:span text:style-name="T227"><text:line-break/></text:span><text:span text:style-name="T228">|     . oo.=.     |<text:s/></text:span><text:span text:style-name="T229"><text:line-break/></text:span><text:span text:style-name="T230">|         *.o=    |<text:s/></text:span><text:span text:style-name="T231"><text:line-break/></text:span><text:span text:style-name="T232">|        ..OO++   |<text:s/></text:span><text:span text:style-name="T233"><text:line-break/></text:span><text:span text:style-name="T234">|        o*O@* .  |<text:s/></text:span><text:span text:style-name="T235"><text:line-break/></text:span><text:span text:style-name="T236">+----[SHA256]-----+<text:s/></text:span><text:span text:style-name="T237"><text:line-break/></text:span><text:span text:style-name="T238">Appending this key to the authorized_keys list ...</text:span><text:span text:style-name="T239"><text:line-break/></text:span></text:p>
      <text:p text:style-name="P240"><text:line-break/></text:p>
      <text:h text:style-name="Heading3" text:outline-level="3"><text:bookmark-start text:name="__RefHeading___Toc3775_1959915214"/><text:bookmark-start text:name="_Toc56685058"/><text:bookmark-start text:name="_Toc57041027"/><text:bookmark-start text:name="_Toc76909414"/><text:bookmark-start text:name="_Toc77934733"/><text:bookmark-start text:name="_Toc78210762"/><text:bookmark-start text:name="_Toc78484993"/><text:bookmark-start text:name="_Toc78886368"/>copy a file to the cluster home<text:bookmark-end text:name="__RefHeading___Toc3775_1959915214"/><text:bookmark-end text:name="_Toc56685058"/><text:bookmark-end text:name="_Toc57041027"/><text:bookmark-end text:name="_Toc76909414"/><text:bookmark-end text:name="_Toc77934733"/><text:bookmark-end text:name="_Toc78210762"/><text:bookmark-end text:name="_Toc78484993"/><text:bookmark-end text:name="_Toc78886368"/></text:h>
      <text:p text:style-name="P241">Using 'rsync', Sep 25, 2018</text:p>
      <text:p text:style-name="P242">In the Localdisk of dutita4, input:</text:p>
      <text:p text:style-name="Standard"><text:span text:style-name="T243">rsync -avz data_error.txt liu@dutita8:/home/dv/liu<text:s/></text:span><text:span text:style-name="T244"><text:line-break/></text:span><text:span text:style-name="T245">,</text:span></text:p>
      <text:p text:style-name="P246">where data_error.txt is a file in Localdisk.</text:p>
      <text:p text:style-name="P247"/>
      <text:p text:style-name="P248">More detailed:</text:p>
      <text:p text:style-name="P249"/>
      <text:p text:style-name="Standard"><text:span text:style-name="T250">rsync -avz step-4<text:s/></text:span><text:a xlink:href="mailto:liu@dutita8" office:target-frame-name="_top" xlink:show="replace"><text:span text:style-name="T251">liu@dutita8</text:span></text:a><text:span text:style-name="T252">:/home/dv/liu/deal.ii_d10/examples/step-4</text:span></text:p>
      <text:p text:style-name="P253"/>
      <text:p text:style-name="Standard"><text:span text:style-name="T254">rsync -avz step-20 liu@dutita8:/home/dv/liu/deal.ii_d10/examples/step-20</text:span><text:span text:style-name="T255"><text:line-break/></text:span></text:p>
      <text:p text:style-name="P256"/>
      <text:p text:style-name="Standard"><text:a xlink:href="https://www.tecmint.com/rsync-local-remote-file-synchronization-commands/" office:target-frame-name="_top" xlink:show="replace"><text:span text:style-name="T257">https://www.tecmint.com/rsync-local-remote-file-synchronization-commands/</text:span></text:a></text:p>
      <text:p text:style-name="P258"/>
      <text:p text:style-name="P259">The following line, which allows file transport in one system, does not work.</text:p>
      <text:p text:style-name="Standard"><text:span text:style-name="T260">scp -r deal.ii</text:span><text:span text:style-name="T261"><text:s/></text:span><text:a xlink:href="mailto:liu@dutita8" office:target-frame-name="_top" xlink:show="replace"><text:span text:style-name="T262">liu@dutita8</text:span></text:a><text:span text:style-name="T263">:$HOME</text:span><text:span text:style-name="T264"><text:line-break/></text:span></text:p>
      <text:p text:style-name="P265">Copy data in a node to the home in dutita4, Oct. 2, 2018</text:p>
      <text:p text:style-name="P266"/>
      <text:p text:style-name="Standard"><text:span text:style-name="T267">rsync -avz data_error_P4.txt jliu@dutita4:/mnt/dutita4/dv/jliu</text:span><text:span text:style-name="T268"><text:line-break/></text:span></text:p>
      <text:h text:style-name="Heading3" text:outline-level="3"><text:bookmark-start text:name="__RefHeading___Toc3777_1959915214"/><text:bookmark-start text:name="_Toc56685059"/><text:bookmark-start text:name="_Toc57041028"/><text:bookmark-start text:name="_Toc76909415"/><text:bookmark-start text:name="_Toc77934734"/><text:bookmark-start text:name="_Toc78210763"/><text:bookmark-start text:name="_Toc78484994"/><text:bookmark-start text:name="_Toc78886369"/>return to mf-node2 from its localdisk, Sep 25, 2018<text:bookmark-end text:name="__RefHeading___Toc3777_1959915214"/><text:bookmark-end text:name="_Toc56685059"/><text:bookmark-end text:name="_Toc57041028"/><text:bookmark-end text:name="_Toc76909415"/><text:bookmark-end text:name="_Toc77934734"/><text:bookmark-end text:name="_Toc78210763"/><text:bookmark-end text:name="_Toc78484994"/><text:bookmark-end text:name="_Toc78886369"/></text:h>
      <text:p text:style-name="Textbody"><text:span text:style-name="T269">ssh -CY mf-node2</text:span><text:span text:style-name="T270"><text:line-break/></text:span><text:span text:style-name="T271">,</text:span></text:p>
      <text:p text:style-name="P272">in the<text:s/>event that we cannot find the files in mf-node2.</text:p>
      <text:h text:style-name="Heading2" text:outline-level="2"><text:bookmark-start text:name="__RefHeading___Toc13587_548043565"/><text:bookmark-start text:name="_Toc56685060"/><text:bookmark-start text:name="_Toc57041029"/><text:bookmark-start text:name="_Toc76909416"/><text:bookmark-start text:name="_Toc77934735"/><text:bookmark-start text:name="_Toc78210764"/><text:bookmark-start text:name="_Toc78484995"/><text:bookmark-start text:name="_Toc78886370"/>Output in a sequence<text:bookmark-end text:name="__RefHeading___Toc13587_548043565"/><text:bookmark-end text:name="_Toc56685060"/><text:bookmark-end text:name="_Toc57041029"/><text:bookmark-end text:name="_Toc76909416"/><text:bookmark-end text:name="_Toc77934735"/><text:bookmark-end text:name="_Toc78210764"/><text:bookmark-end text:name="_Toc78484995"/><text:bookmark-end text:name="_Toc78886370"/></text:h>
      <text:h text:style-name="Heading3" text:outline-level="3"><text:bookmark-start text:name="__RefHeading___Toc13589_548043565"/><text:bookmark-start text:name="_Toc56685061"/><text:bookmark-start text:name="_Toc57041030"/><text:bookmark-start text:name="_Toc76909417"/><text:bookmark-start text:name="_Toc77934736"/><text:bookmark-start text:name="_Toc78210765"/><text:bookmark-start text:name="_Toc78484996"/><text:bookmark-start text:name="_Toc78886371"/>With one variable<text:bookmark-end text:name="__RefHeading___Toc13589_548043565"/><text:bookmark-end text:name="_Toc56685061"/><text:bookmark-end text:name="_Toc57041030"/><text:bookmark-end text:name="_Toc76909417"/><text:bookmark-end text:name="_Toc77934736"/><text:bookmark-end text:name="_Toc78210765"/><text:bookmark-end text:name="_Toc78484996"/><text:bookmark-end text:name="_Toc78886371"/></text:h>
      <text:p text:style-name="Textbody">./step-20 1 3</text:p>
      <text:p text:style-name="Textbody"><text:span text:style-name="T273">for r in $(seq 1 10); do ./step-20 1 $r; done</text:span></text:p>
      <text:p text:style-name="Textbody"><text:span text:style-name="T274">-- Matthias, 23-8-2017</text:span></text:p>
      <text:h text:style-name="Heading3" text:outline-level="3"><text:bookmark-start text:name="__RefHeading___Toc14895_1081874842"/><text:span text:style-name="T275"><text:s/></text:span><text:bookmark-start text:name="_Toc56685062"/><text:bookmark-start text:name="_Toc57041031"/><text:bookmark-start text:name="_Toc76909418"/><text:bookmark-start text:name="_Toc77934737"/><text:bookmark-start text:name="_Toc78210766"/><text:bookmark-start text:name="_Toc78484997"/><text:bookmark-start text:name="_Toc78886372"/><text:span text:style-name="T276">With two variables, 14-5-18</text:span><text:bookmark-end text:name="__RefHeading___Toc14895_1081874842"/><text:bookmark-end text:name="_Toc56685062"/><text:bookmark-end text:name="_Toc57041031"/><text:bookmark-end text:name="_Toc76909418"/><text:bookmark-end text:name="_Toc77934737"/><text:bookmark-end text:name="_Toc78210766"/><text:bookmark-end text:name="_Toc78484997"/><text:bookmark-end text:name="_Toc78886372"/></text:h>
      <text:p text:style-name="Textbody"><text:span text:style-name="T277">for d in $(seq 1 6); do for r in $(seq 1 20); do<text:s/></text:span><text:span text:style-name="T278">./step-4 $d $r; done; done</text:span></text:p>
      <text:p text:style-name="Textbody"><text:a xlink:href="https://stackoverflow.com/questions/4847854/bash-shell-nested-for-loop" office:target-frame-name="_top" xlink:show="replace"><text:span text:style-name="T279">https://stackoverflow.com/questions/4847854/bash-shell-nested-for-loop</text:span></text:a></text:p>
      <text:h text:style-name="Heading3" text:outline-level="3"><text:bookmark-start text:name="__RefHeading___Toc13927_2028135211"/><text:bookmark-start text:name="_Toc56685063"/><text:bookmark-start text:name="_Toc57041032"/><text:bookmark-start text:name="_Toc76909419"/><text:bookmark-start text:name="_Toc77934738"/><text:bookmark-start text:name="_Toc78210767"/><text:bookmark-start text:name="_Toc78484998"/><text:bookmark-start text:name="_Toc78886373"/><text:span text:style-name="SourceText">with variables in an array, Nov. 5, 2018</text:span><text:bookmark-end text:name="__RefHeading___Toc13927_2028135211"/><text:bookmark-end text:name="_Toc56685063"/><text:bookmark-end text:name="_Toc57041032"/><text:bookmark-end text:name="_Toc76909419"/><text:bookmark-end text:name="_Toc77934738"/><text:bookmark-end text:name="_Toc78210767"/><text:bookmark-end text:name="_Toc78484998"/><text:bookmark-end text:name="_Toc78886373"/></text:h>
      <text:p text:style-name="Textbody"><text:span text:style-name="T280">Define an array beforehand,<text:s/></text:span><text:span text:style-name="T281">such as</text:span></text:p>
      <text:p text:style-name="Textbody"><text:span text:style-name="T282">r=(25 23 20 20 20 20)</text:span><text:span text:style-name="T283"><text:line-break/></text:span></text:p>
      <text:p text:style-name="Textbody"><text:span text:style-name="T284">for i in $(seq 0 5); do for r in $(seq 1 ${r[i]}); do ./step-4 ${c[i]} ${uL2[i]} ${fL2[i]} 2 $r; done; done</text:span></text:p>
      <text:p text:style-name="Textbody"><text:span text:style-name="T285">&lt;/dev/null 1&gt;/home/dv/liu/deal.ii/examples/step-4/output.log 2&gt;/home/dv/liu/deal.ii/exam</text:span><text:span text:style-name="T286">ples/step-4/error.log &amp;</text:span><text:span text:style-name="T287"><text:line-break/></text:span></text:p>
      <text:p text:style-name="Textbody"><text:a xlink:href="https://stackoverflow.com/questions/15685736/how-to-extract-a-particular-element-from-an-array-in-bash" office:target-frame-name="_top" xlink:show="replace"><text:span text:style-name="T288">https://stackoverflow.com/questions/15685736/how-to-extract-a-particular-</text:span></text:a><text:a xlink:href="https://stackoverflow.com/questions/15685736/how-to-extract-a-particular-element-from-an-array-in-bash" office:target-frame-name="_top" xlink:show="replace"><text:span text:style-name="T289">element-from-an-array-in-bash</text:span></text:a></text:p>
      <text:p text:style-name="P290"/>
      <text:h text:style-name="Heading3" text:outline-level="3"><text:bookmark-start text:name="__RefHeading___Toc3783_1959915214"/><text:bookmark-start text:name="_Toc56685067"/><text:bookmark-start text:name="_Toc57041036"/><text:bookmark-start text:name="_Toc76909423"/><text:bookmark-start text:name="_Toc77934743"/><text:bookmark-start text:name="_Toc78210770"/><text:bookmark-start text:name="_Toc78485001"/><text:bookmark-start text:name="_Toc78886376"/><text:span text:style-name="T291">solution to<text:s/></text:span>timed out waiting for input: auto-logout, Sep 25, 2018<text:bookmark-end text:name="__RefHeading___Toc3783_1959915214"/><text:bookmark-end text:name="_Toc56685067"/><text:bookmark-end text:name="_Toc57041036"/><text:bookmark-end text:name="_Toc76909423"/><text:bookmark-end text:name="_Toc77934743"/><text:bookmark-end text:name="_Toc78210770"/><text:bookmark-end text:name="_Toc78485001"/><text:bookmark-end text:name="_Toc78886376"/></text:h>
      <text:p text:style-name="Textbody"/>
      <text:p text:style-name="P292">* TMOUT=600   #set an auto-logout timeout for 10 minutes<text:line-break/>* TMOUT=1200  #set an auto-logout<text:s/>timeout for 20 minutes<text:line-break/>* TMOUT=   #turn off auto-logout (user session will not auto-logout due to session inactivity)</text:p>
      <text:p text:style-name="Textbody"><text:a xlink:href="http://www.adercon.com/ac/node/39" office:target-frame-name="_top" xlink:show="replace"><text:span text:style-name="T293">http://www.adercon.com/ac/node/39</text:span></text:a><text:span text:style-name="T294"><text:line-break/></text:span></text:p>
      <text:p text:style-name="Textbody"/>
      <text:h text:style-name="Heading2" text:outline-level="2">Running the code in the background</text:h>
      <text:h text:style-name="Heading3" text:outline-level="3"><text:bookmark-start text:name="__RefHeading___Toc3779_1959915214"/><text:bookmark-start text:name="_Toc56685064"/><text:bookmark-start text:name="_Toc57041033"/><text:bookmark-start text:name="_Toc76909420"/><text:bookmark-start text:name="_Toc77934739"/><text:bookmark-start text:name="_Toc78210768"/><text:bookmark-start text:name="_Toc78484999"/><text:bookmark-start text:name="_Toc78886374"/>C++, Sep 25, 2018<text:bookmark-end text:name="__RefHeading___Toc3779_1959915214"/><text:bookmark-end text:name="_Toc56685064"/><text:bookmark-end text:name="_Toc57041033"/><text:bookmark-end text:name="_Toc76909420"/><text:bookmark-end text:name="_Toc77934739"/><text:bookmark-end text:name="_Toc78210768"/><text:bookmark-end text:name="_Toc78484999"/><text:bookmark-end text:name="_Toc78886374"/><text:span text:style-name="T295"><text:tab/></text:span></text:h>
      <text:p text:style-name="P296">step-4 as example:</text:p>
      <text:p text:style-name="Textbody"><text:span text:style-name="T297">... done<text:s/></text:span><text:span text:style-name="T298">&lt;/dev/null 1&gt;/home/dv/liu/deal.ii_d10/examples/step-4/output.log&gt;/home/dv/liu/deal.ii_d10/examples/step-4/error.log &amp;</text:span></text:p>
      <text:p text:style-name="P299"/>
      <text:p text:style-name="P300">step-20 as example:</text:p>
      <text:p text:style-name="P301">... done &lt;/dev/null 1&gt;/home/dv/liu/deal.ii_d10/examples/step-20/output.log&gt;/home/dv/liu/deal.ii_d10/examples/step-20/error.log &amp;</text:p>
      <text:p text:style-name="P302"/>
      <text:list text:style-name="LFO18" text:continue-numbering="true">
        <text:list-item>
          <text:p text:style-name="P303">step-4 with the refinement level as the variable</text:p>
        </text:list-item>
      </text:list>
      <text:p text:style-name="P304">for r in $(seq 1 4); do ./step-4 1 1 1 2 $r; done; done &lt;/dev/null 1&gt;/home/dv/liu/deal.ii/examples/step-4/output.log 2&gt;/home/dv/liu/deal.ii/examples/step-4/error.log &amp;</text:p>
      <text:p text:style-name="P305"/>
      <text:p text:style-name="P306">for i in $(seq 0 4); do for r in $(seq 1 ${r[i]}); do ./step-4 ${c[i]} ${uL2[i]} ${upL2[i]} 2 $r; done; done &lt;/dev/null 1&gt;/home/dv/liu/deal.ii/examples/step-4/output.log 2&gt;/home/dv/liu/deal.ii/examples/step-4/error.log &amp;</text:p>
      <text:p text:style-name="P307"/>
      <text:p text:style-name="P308"/>
      <text:p text:style-name="P309">for i in $(seq 2 6); do for r in $(seq 17 18); do ./step-20 $i $r; done; done &lt;/dev/null 1&gt;/home/dv/liu/deal.ii/examples/step-20/output.log&gt;/home/dv/liu/deal.ii/examples/step-20/error.log &amp;<text:line-break/></text:p>
      <text:p text:style-name="P310">for i in $(seq 0 4); do for r in $(seq 1 12); do ./step-20 ${c[i]} ${uL2[i]} ${upL2[i]} 1 4 $r; done; done &lt;/dev/null 1&gt;/home/dv/liu/deal.ii/examples/step-20/output.log2&gt;/home/dv/liu/deal.ii/examples/step-20/error.log &amp;<text:line-break/></text:p>
      <text:p text:style-name="P311">for i in $(seq 0 4); do for r in $(seq 1 ${r[i]}); do ./step-20 ${c[i]} ${uL2[i]} ${upL2[i]} ${fL2[i]} 4 $r; done; done &lt;/dev/null 1&gt;/home/dv/liu/deal.ii/examples/step-20/output.log&gt;/home/dv/liu/deal.ii/examples/step-20/error.log &amp;<text:line-break/></text:p>
      <text:p text:style-name="P312">for case p=exp(-(x-0.5)^2/D), we have</text:p>
      <text:p text:style-name="P313">c=(1e-4 1e-2 1 1e2 1e4)</text:p>
      <text:p text:style-name="P314">uL2=(0.112 0.354 0.925 1 1 1)</text:p>
      <text:soft-page-break/>
      <text:p text:style-name="P315">upL2=(11 3.5 0.5 5.8e-3 5.8e-5)</text:p>
      <text:p text:style-name="P316">fL2=(1.9e3 61 1.6 2e-2 2e-4)</text:p>
      <text:p text:style-name="P317">r=(25 23 20 20 20)<text:tab/><text:tab/>//<text:s/>for the standard FEM</text:p>
      <text:p text:style-name="P318">r=(22 20 18 18 18)<text:tab/><text:tab/>// for the mixed FEM</text:p>
      <text:p text:style-name="P319"><text:line-break/>for case p=L/2pi^2sin(2pi/Lx), we have</text:p>
      <text:p text:style-name="P320">c=(1e-2 1e-1 1 1e1 1e2)</text:p>
      <text:p text:style-name="P321"><text:bookmark-start text:name="__DdeLink__11092_335363483"/>uL2=(1.8e-6 1.8e-4 1.8e-2 0.88 9.2)<text:bookmark-end text:name="__DdeLink__11092_335363483"/></text:p>
      <text:p text:style-name="P322"><text:bookmark-start text:name="__DdeLink__11094_335363483"/>upL2=(1.1e-3 1.1e-2 1.1e-1 1.5 16)<text:bookmark-end text:name="__DdeLink__11094_335363483"/></text:p>
      <text:p text:style-name="P323">r=(25 23 20 20 20)<text:tab/><text:tab/></text:p>
      <text:p text:style-name="P324"/>
      <text:p text:style-name="P325">for case p=coex, we have</text:p>
      <text:p text:style-name="P326">c=(1e-4 1 1e4)</text:p>
      <text:p text:style-name="P327">uL2=(0.58e-4 0.58e0 0.58e4)</text:p>
      <text:p text:style-name="P328">upL2=(1e-4 1 1e4)</text:p>
      <text:p text:style-name="P329"/>
      <text:p text:style-name="P330">for case p=L/2pi^2sin(2pi/Lx)-x^2/2, we have</text:p>
      <text:p text:style-name="P331">c=(1e-4 1e-2 1 1e2 1e4)</text:p>
      <text:p text:style-name="P332">uL2=(0.22 0.22 0.23 9.0 9.2e2)</text:p>
      <text:p text:style-name="P333">upL2=(0.58 0.58 0.59 15.4 1.6e3)</text:p>
      <text:p text:style-name="P334"/>
      <text:p text:style-name="P335"/>
      <text:p text:style-name="P336">for case p=L/2pisin(2pi/Lx), we have</text:p>
      <text:p text:style-name="P337">c=(1e-2 1e-1 1 1e1 1e2)</text:p>
      <text:p text:style-name="P338"><text:bookmark-start text:name="__DdeLink__11092_3353634831"/>uL2=(1.1e-3 1.1e-2 1.1e-1 0.55 0.58)<text:bookmark-end text:name="__DdeLink__11092_3353634831"/></text:p>
      <text:p text:style-name="P339"><text:bookmark-start text:name="__DdeLink__11094_3353634831"/>upL2=(0.71 0.71 0.71 0.94 1.0)<text:bookmark-end text:name="__DdeLink__11094_3353634831"/></text:p>
      <text:p text:style-name="P340">r=(21 20 18 18 18)</text:p>
      <text:p text:style-name="P341"/>
      <text:p text:style-name="P342">c=(1e-4 1e-2 1 1e2 1e4)</text:p>
      <text:p text:style-name="P343">uL2=(1.1e-5 1.1e-3 1.1e-1 5.8e-1 5.8e-1)</text:p>
      <text:p text:style-name="P344">upL2=(0.71 0.71 0.71 1.0 1.0)</text:p>
      <text:p text:style-name="P345">r=(23 23 23 20 20)</text:p>
      <text:p text:style-name="P346"/>
      <text:p text:style-name="P347">for case<text:s/>p=(L/2pi)^2sin((2pi/L)^1.5x), we have</text:p>
      <text:soft-page-break/>
      <text:p text:style-name="P348">c=(1e-4 1e-2 1 1e2 1e4)</text:p>
      <text:p text:style-name="P349">uL2=(1.8e-10 1.6e-6 1.8e-2 2.3e0 2.3e1)</text:p>
      <text:p text:style-name="P350">upL2=(2.8e-3 2.8e-2 2.8e-1 4.0 4.0e1)</text:p>
      <text:p text:style-name="P351">r=(23 23 23 20 20)</text:p>
      <text:p text:style-name="P352"/>
      <text:p text:style-name="P353">for case p=exp(-(x-0.5)^2/D)(-2(x-1/2)/D), we have</text:p>
      <text:p text:style-name="P354">c=(1e-4 1e-2 1 1e2 1e4)</text:p>
      <text:p text:style-name="P355">uL2=(11 3.5 0.5 5.8e-3 5.8e-5)</text:p>
      <text:p text:style-name="P356">fL2=()</text:p>
      <text:p text:style-name="P357">r=(25 23 20 20 20)</text:p>
      <text:p text:style-name="P358"/>
      <text:h text:style-name="Heading2" text:outline-level="2"><text:bookmark-start text:name="__RefHeading___Toc1207_1624091984"/><text:bookmark-start text:name="_Toc56685068"/><text:bookmark-start text:name="_Toc57041037"/><text:bookmark-start text:name="_Toc76909424"/><text:bookmark-start text:name="_Toc77934744"/><text:bookmark-start text:name="_Toc78210771"/><text:bookmark-start text:name="_Toc78485002"/><text:bookmark-start text:name="_Toc78886377"/>Avoiding the program being killed when quitting the system, Sep 28, 2018<text:bookmark-end text:name="__RefHeading___Toc1207_1624091984"/><text:bookmark-end text:name="_Toc56685068"/><text:bookmark-end text:name="_Toc57041037"/><text:bookmark-end text:name="_Toc76909424"/><text:bookmark-end text:name="_Toc77934744"/><text:bookmark-end text:name="_Toc78210771"/><text:bookmark-end text:name="_Toc78485002"/><text:bookmark-end text:name="_Toc78886377"/></text:h>
      <text:h text:style-name="Heading3" text:outline-level="3">Using the nohup command</text:h>
      <text:p text:style-name="Textbody"><text:a xlink:href="https://linuxhint.com/how_to_use_nohup_linux/" office:target-frame-name="_top" xlink:show="replace"><text:span text:style-name="Hyperlink">https://linuxhint.com/how_to_use_nohup_linux/</text:span></text:a></text:p>
      <text:p text:style-name="Textbody"/>
      <text:h text:style-name="Heading3" text:outline-level="3"><text:bookmark-start text:name="__RefHeading___Toc1205_1624091984"/><text:bookmark-start text:name="_Toc56685065"/><text:bookmark-start text:name="_Toc57041034"/><text:bookmark-start text:name="_Toc76909421"/><text:bookmark-start text:name="_Toc77934740"/><text:bookmark-start text:name="_Toc78210769"/><text:bookmark-start text:name="_Toc78485000"/><text:bookmark-start text:name="_Toc78886375"/>MATLAB, Oct 9, 2018<text:bookmark-end text:name="__RefHeading___Toc1205_1624091984"/><text:bookmark-end text:name="_Toc56685065"/><text:bookmark-end text:name="_Toc57041034"/><text:bookmark-end text:name="_Toc76909421"/><text:bookmark-end text:name="_Toc77934740"/><text:bookmark-end text:name="_Toc78210769"/><text:bookmark-end text:name="_Toc78485000"/><text:bookmark-end text:name="_Toc78886375"/></text:h>
      <text:p text:style-name="P359">matlab<text:s/>-nodesktop -nodisplay -logfile /mywork/dir/output.log -r matlabinputfile \&lt; /dev/null &gt;&amp;/dev/null &amp;</text:p>
      <text:p text:style-name="P360">For example,</text:p>
      <text:p text:style-name="Textbody"><text:span text:style-name="T361">matlab -nodesktop -nodisplay -logfile output.log -r run_1D \&lt; /dev/null &gt;&amp;/dev/null &amp;</text:span></text:p>
      <text:p text:style-name="Textbody"/>
      <text:h text:style-name="Heading1" text:outline-level="1"><text:bookmark-start text:name="__RefHeading___Toc13951_1569528697"/><text:bookmark-start text:name="_Toc56685074"/><text:bookmark-start text:name="_Toc57041043"/><text:bookmark-start text:name="_Toc76909430"/><text:bookmark-start text:name="_Toc77934750"/><text:bookmark-start text:name="_Toc78210777"/><text:bookmark-start text:name="_Toc78485008"/><text:bookmark-start text:name="_Toc78886383"/>Files<text:bookmark-end text:name="__RefHeading___Toc13951_1569528697"/><text:bookmark-end text:name="_Toc56685074"/><text:bookmark-end text:name="_Toc57041043"/><text:bookmark-end text:name="_Toc76909430"/><text:bookmark-end text:name="_Toc77934750"/><text:bookmark-end text:name="_Toc78210777"/><text:bookmark-end text:name="_Toc78485008"/><text:bookmark-end text:name="_Toc78886383"/></text:h>
      <text:h text:style-name="Heading2" text:outline-level="2"><text:bookmark-start text:name="__RefHeading___Toc10737_1721554453"/><text:bookmark-start text:name="_Toc56685077"/><text:bookmark-start text:name="_Toc57041046"/><text:bookmark-start text:name="_Toc76909433"/><text:bookmark-start text:name="_Toc77934753"/><text:bookmark-start text:name="_Toc78210780"/><text:bookmark-start text:name="_Toc78485011"/><text:bookmark-start text:name="_Toc78886386"/>find a file<text:bookmark-end text:name="__RefHeading___Toc10737_1721554453"/><text:bookmark-end text:name="_Toc56685077"/><text:bookmark-end text:name="_Toc57041046"/><text:bookmark-end text:name="_Toc76909433"/><text:bookmark-end text:name="_Toc77934753"/><text:bookmark-end text:name="_Toc78210780"/><text:bookmark-end text:name="_Toc78485011"/><text:bookmark-end text:name="_Toc78886386"/></text:h>
      <text:h text:style-name="Heading3" text:outline-level="3"><text:bookmark-start text:name="__RefHeading___Toc10739_1721554453"/><text:bookmark-start text:name="_Toc56685079"/><text:bookmark-start text:name="_Toc57041048"/><text:bookmark-start text:name="_Toc76909435"/><text:bookmark-start text:name="_Toc77934755"/><text:bookmark-start text:name="_Toc78210782"/><text:bookmark-start text:name="_Toc78485013"/><text:bookmark-start text:name="_Toc78886388"/>'locate'<text:bookmark-end text:name="__RefHeading___Toc10739_1721554453"/><text:bookmark-end text:name="_Toc56685079"/><text:bookmark-end text:name="_Toc57041048"/><text:bookmark-end text:name="_Toc76909435"/><text:bookmark-end text:name="_Toc77934755"/><text:bookmark-end text:name="_Toc78210782"/><text:bookmark-end text:name="_Toc78485013"/><text:bookmark-end text:name="_Toc78886388"/></text:h>
      <text:p text:style-name="Textbody"><text:span text:style-name="T362">locate libgfortran.so.3</text:span></text:p>
      <text:p text:style-name="Textbody"><text:a xlink:href="http://archive.ambermd.org/201311/0370.html" office:target-frame-name="_top" xlink:show="replace"><text:span text:style-name="T363">http://archive.ambermd.org/201311/0370.html</text:span></text:a></text:p>
      <text:p text:style-name="P364">Not working. July 18, 2021</text:p>
      <text:p text:style-name="P365"/>
      <text:p text:style-name="P366">checked on Mar. 24, 2019</text:p>
      <text:p text:style-name="Textbody"><text:a xlink:href="https://askubuntu.com/questions/573417/where-are-header-files-for-gcc-located" office:target-frame-name="_top" xlink:show="replace"><text:span text:style-name="T367">https</text:span><text:span text:style-name="T368">://askubuntu.com/questions/573417/where-are-header-files-for-gcc-located</text:span></text:a></text:p>
      <text:p text:style-name="P369"/>
      <text:h text:style-name="Heading3" text:outline-level="3"><text:bookmark-start text:name="__RefHeading___Toc9289_1569528697"/><text:bookmark-start text:name="_Toc56685080"/><text:bookmark-start text:name="_Toc57041049"/><text:bookmark-start text:name="_Toc76909436"/><text:bookmark-start text:name="_Toc77934756"/><text:bookmark-start text:name="_Toc78210783"/><text:bookmark-start text:name="_Toc78485014"/><text:bookmark-start text:name="_Toc78886389"/><text:soft-page-break/>find a file by the name or text<text:bookmark-end text:name="__RefHeading___Toc9289_1569528697"/><text:bookmark-end text:name="_Toc56685080"/><text:bookmark-end text:name="_Toc57041049"/><text:bookmark-end text:name="_Toc76909436"/><text:bookmark-end text:name="_Toc77934756"/><text:bookmark-end text:name="_Toc78210783"/><text:bookmark-end text:name="_Toc78485014"/><text:bookmark-end text:name="_Toc78886389"/></text:h>
      <text:p text:style-name="P370">find -name “poisson” <text:s text:c="13"/>// file names containing “poisson”</text:p>
      <text:p text:style-name="P371"/>
      <text:p text:style-name="Standard"><text:span text:style-name="T372">find -name<text:s/></text:span><text:span text:style-name="T373">“</text:span><text:span text:style-name="T374">*Kumar*” </text:span><text:span text:style-name="T375"><text:tab/>// file folder names containing “Kumar”</text:span></text:p>
      <text:p text:style-name="P376"/>
      <text:p text:style-name="Standard"><text:a xlink:href="https://stackoverflow.com/questions/11328988/find-all-files-with-name-containing-string" office:target-frame-name="_top" xlink:show="replace"><text:span text:style-name="Hyperlink">https://stackoverflow.com/questions/11328988/find-all-files-with-name-containing-string</text:span></text:a></text:p>
      <text:p text:style-name="Standard"/>
      <text:p text:style-name="P377"/>
      <text:p text:style-name="P378">grep -rn -e 'Kumar'<text:tab/>// by text</text:p>
      <text:p text:style-name="P379">where ‘-n’ denotes showing the line numbers.<text:s/></text:p>
      <text:p text:style-name="Standard"/>
      <text:p text:style-name="Standard"><text:span text:style-name="T380">the argument “w” is not preferred when the text does not forming an integral word</text:span><text:span text:style-name="T381"><text:line-break/></text:span><text:a xlink:href="https://phoenixnap.com/kb/grep-command-linux-unix-examples" office:target-frame-name="_top" xlink:show="replace"><text:span text:style-name="Hyperlink">https://phoenixnap.com/kb/grep-command-linux-unix-examples</text:span></text:a></text:p>
      <text:p text:style-name="Standard"/>
      <text:h text:style-name="Heading3" text:outline-level="3">Finding a file by the extension</text:h>
      <text:p text:style-name="P382"><text:span text:style-name="T383">find .</text:span><text:span text:style-name="T384"><text:s/>-type f -name "*.txt"</text:span></text:p>
      <text:p text:style-name="Textbody"/>
      <text:p text:style-name="Textbody"><text:a xlink:href="https://askubuntu.com/questions/333710/how-to-find-all-files-with-the-same-extension-within-a-directory" office:target-frame-name="_top" xlink:show="replace"><text:span text:style-name="Hyperlink">https://askubuntu.com/questions/333710/how-to-find-all-files-with-the-same-extension-within-a-directory</text:span></text:a></text:p>
      <text:p text:style-name="Textbody"/>
      <text:p text:style-name="Standard"/>
      <text:p text:style-name="Standard"/>
      <text:h text:style-name="Heading2" text:outline-level="2"><text:bookmark-start text:name="__RefHeading___Toc13955_1569528697"/><text:bookmark-start text:name="_Toc56685081"/><text:bookmark-start text:name="_Toc57041050"/><text:bookmark-start text:name="_Toc76909437"/><text:bookmark-start text:name="_Toc77934757"/><text:bookmark-start text:name="_Toc78210784"/><text:bookmark-start text:name="_Toc78485015"/><text:bookmark-start text:name="_Toc78886390"/>Open a file<text:bookmark-end text:name="__RefHeading___Toc13955_1569528697"/><text:bookmark-end text:name="_Toc56685081"/><text:bookmark-end text:name="_Toc57041050"/><text:bookmark-end text:name="_Toc76909437"/><text:bookmark-end text:name="_Toc77934757"/><text:bookmark-end text:name="_Toc78210784"/><text:bookmark-end text:name="_Toc78485015"/><text:bookmark-end text:name="_Toc78886390"/></text:h>
      <text:h text:style-name="Heading3" text:outline-level="3"><text:bookmark-start text:name="__RefHeading___Toc13957_1569528697"/><text:bookmark-start text:name="_Toc56685082"/><text:bookmark-start text:name="_Toc57041051"/><text:bookmark-start text:name="_Toc76909438"/><text:bookmark-start text:name="_Toc77934758"/><text:bookmark-start text:name="_Toc78210785"/><text:bookmark-start text:name="_Toc78485016"/><text:bookmark-start text:name="_Toc78886391"/>Open .odt file<text:bookmark-end text:name="__RefHeading___Toc13957_1569528697"/><text:bookmark-end text:name="_Toc56685082"/><text:bookmark-end text:name="_Toc57041051"/><text:bookmark-end text:name="_Toc76909438"/><text:bookmark-end text:name="_Toc77934758"/><text:bookmark-end text:name="_Toc78210785"/><text:bookmark-end text:name="_Toc78485016"/><text:bookmark-end text:name="_Toc78886391"/></text:h>
      <text:p text:style-name="PreformattedText"><text:span text:style-name="SourceText">libreoffice file.odt</text:span></text:p>
      <text:p text:style-name="Textbody"><text:a xlink:href="https://askubuntu.com/questions/659741/how-to-open-a-file-with-libreoffice-writer-from-terminal" office:target-frame-name="_top" xlink:show="replace">https://askubuntu.com/questions/659741/how-to-open-a-file-with-libreoffice-writer-from-terminal</text:a></text:p>
      <text:p text:style-name="P385"/>
      <text:h text:style-name="Heading2" text:outline-level="2"><text:bookmark-start text:name="__RefHeading___Toc568_2384480"/><text:bookmark-start text:name="_Toc56685083"/><text:bookmark-start text:name="_Toc57041052"/><text:bookmark-start text:name="_Toc76909439"/><text:bookmark-start text:name="_Toc77934759"/><text:bookmark-start text:name="_Toc78210786"/><text:bookmark-start text:name="_Toc78485017"/><text:bookmark-start text:name="_Toc78886392"/>move, copy and delete files<text:bookmark-end text:name="__RefHeading___Toc568_2384480"/><text:bookmark-end text:name="_Toc56685083"/><text:bookmark-end text:name="_Toc57041052"/><text:bookmark-end text:name="_Toc76909439"/><text:bookmark-end text:name="_Toc77934759"/><text:bookmark-end text:name="_Toc78210786"/><text:bookmark-end text:name="_Toc78485017"/><text:bookmark-end text:name="_Toc78886392"/></text:h>
      <text:h text:style-name="Heading3" text:outline-level="3"><text:bookmark-start text:name="__RefHeading___Toc570_2384480"/><text:bookmark-start text:name="_Toc56685084"/><text:bookmark-start text:name="_Toc57041053"/><text:bookmark-start text:name="_Toc76909440"/><text:bookmark-start text:name="_Toc77934760"/><text:bookmark-start text:name="_Toc78210787"/><text:bookmark-start text:name="_Toc78485018"/><text:bookmark-start text:name="_Toc78886393"/>Rename or move<text:bookmark-end text:name="__RefHeading___Toc570_2384480"/><text:bookmark-end text:name="_Toc56685084"/><text:bookmark-end text:name="_Toc57041053"/><text:bookmark-end text:name="_Toc76909440"/><text:bookmark-end text:name="_Toc77934760"/><text:bookmark-end text:name="_Toc78210787"/><text:bookmark-end text:name="_Toc78485018"/><text:bookmark-end text:name="_Toc78886393"/></text:h>
      <text:p text:style-name="Textbody">mv file /path/to/the/address/you/want/to/move/to<text:tab/><text:tab/><text:tab/>//rename a file or file folder</text:p>
      <text:p text:style-name="Textbody"><text:a xlink:href="https://www.maketecheasier.com/rename-files-in-linux/" office:target-frame-name="_top" xlink:show="replace">https://www.maketecheasier.com/rename-files-in-linux/</text:a></text:p>
      <text:p text:style-name="Textbody"/>
      <text:p text:style-name="Textbody">rename multiple files at a time, 18-4-2018</text:p>
      <text:p text:style-name="PreformattedText"><text:span text:style-name="SourceText">rename 's/ABC/XYZ/' *</text:span></text:p>
      <text:p text:style-name="Textbody">for specific formats, add<text:s/><text:span text:style-name="SourceText">.dat for example</text:span></text:p>
      <text:p text:style-name="Textbody"><text:a xlink:href="https://stackoverflow.com/questions/1392768/rename-part-of-filename?utm_medium=organic&amp;utm_source=google_rich_qa&amp;utm_campaign=google_rich_qa" office:target-frame-name="_top" xlink:show="replace">https://stackoverflow.com/questions/1392768/rename-part-of-filename?utm_medium=organic&amp;utm_source=google_rich_qa&amp;utm_campaign=google_rich_qa</text:a></text:p>
      <text:p text:style-name="Textbody"/>
      <text:soft-page-break/>
      <text:p text:style-name="Textbody">when rename command is not found</text:p>
      <text:p text:style-name="Textbody">do</text:p>
      <text:p text:style-name="Textbody"><text:span text:style-name="T386">changing</text:span><text:span text:style-name="T387"><text:s/>string</text:span></text:p>
      <text:p text:style-name="P388">for f in *.cc; do mv -- "$f" "${f/d_10/xxx}"; done</text:p>
      <text:p text:style-name="P389"/>
      <text:p text:style-name="P390">an alternative, may 25, 2020</text:p>
      <text:p text:style-name="P391">for directory in *</text:p>
      <text:p text:style-name="P392">do</text:p>
      <text:p text:style-name="P393"><text:s text:c="4"/>if [ -d "$directory" ]</text:p>
      <text:p text:style-name="P394"><text:s text:c="4"/>then</text:p>
      <text:p text:style-name="P395"><text:s text:c="6"/>mv "${directory}" "${directory/original_string/wanted_string}" || echo 'Could not rename '"$directory"''</text:p>
      <text:p text:style-name="P396"><text:s text:c="4"/>fi</text:p>
      <text:p text:style-name="P397"><text:span text:style-name="T398">done</text:span></text:p>
      <text:p text:style-name="Textbody"><text:a xlink:href="https://devconnected.com/how-to-rename-a-directory-on-linux/" office:target-frame-name="_top" xlink:show="replace"><text:span text:style-name="Hyperlink">https://devconnected.com/how-to-rename-a-directory-on-linux/</text:span></text:a></text:p>
      <text:p text:style-name="Textbody"><text:span text:style-name="T399"><text:line-break/></text:span></text:p>
      <text:p text:style-name="Textbody"><text:a xlink:href="https://stackoverflow.com/questions/1086502/rename-multiple-files-based-on-pattern-in-unix" office:target-frame-name="_top" xlink:show="replace"><text:span text:style-name="T400">https://stackoverflow.com/questions/1086502/rename-multiple-files-based-on-pattern</text:span><text:span text:style-name="T401">-in-unix</text:span></text:a></text:p>
      <text:p text:style-name="P402"/>
      <text:p text:style-name="P403">changing extension</text:p>
      <text:p text:style-name="Textbody"><text:span text:style-name="T404">for f in *.cc; do mv -- "$f" "${f%.cc}.txt"; done</text:span><text:span text:style-name="T405"><text:line-break/></text:span></text:p>
      <text:p text:style-name="P406"/>
      <text:p text:style-name="P407">mar/4/2020</text:p>
      <text:h text:style-name="Heading3" text:outline-level="3"><text:bookmark-start text:name="__RefHeading___Toc647_1729709912"/><text:bookmark-start text:name="_Toc56685085"/><text:bookmark-start text:name="_Toc57041054"/><text:bookmark-start text:name="_Toc76909441"/><text:bookmark-start text:name="_Toc77934761"/><text:bookmark-start text:name="_Toc78210788"/><text:bookmark-start text:name="_Toc78485019"/><text:bookmark-start text:name="_Toc78886394"/>copy a file<text:bookmark-end text:name="__RefHeading___Toc647_1729709912"/><text:bookmark-end text:name="_Toc56685085"/><text:bookmark-end text:name="_Toc57041054"/><text:bookmark-end text:name="_Toc76909441"/><text:bookmark-end text:name="_Toc77934761"/><text:bookmark-end text:name="_Toc78210788"/><text:bookmark-end text:name="_Toc78485019"/><text:bookmark-end text:name="_Toc78886394"/></text:h>
      <text:p text:style-name="Textbody">cp file /path/to/the/address/you/want/to/copy/to</text:p>
      <text:h text:style-name="Heading3" text:outline-level="3"><text:bookmark-start text:name="__RefHeading___Toc649_1729709912"/><text:bookmark-start text:name="_Toc56685086"/><text:bookmark-start text:name="_Toc57041055"/><text:bookmark-start text:name="_Toc76909442"/><text:bookmark-start text:name="_Toc77934762"/><text:bookmark-start text:name="_Toc78210789"/><text:bookmark-start text:name="_Toc78485020"/><text:bookmark-start text:name="_Toc78886395"/>remove a file<text:bookmark-end text:name="__RefHeading___Toc649_1729709912"/><text:bookmark-end text:name="_Toc56685086"/><text:bookmark-end text:name="_Toc57041055"/><text:bookmark-end text:name="_Toc76909442"/><text:bookmark-end text:name="_Toc77934762"/><text:bookmark-end text:name="_Toc78210789"/><text:bookmark-end text:name="_Toc78485020"/><text:bookmark-end text:name="_Toc78886395"/></text:h>
      <text:p text:style-name="Textbody"><text:s/>rm -rf /path/to/file</text:p>
      <text:p text:style-name="Textbody">'r' denotes delete the current folder and all the<text:s/>sub-folders and files</text:p>
      <text:p text:style-name="Textbody">'f' denotes removing files without an error appearing if a file does not exist.</text:p>
      <text:p text:style-name="Textbody"><text:a xlink:href="https://www.lifewire.com/delete-files-using-linux-rm-command-4023999" office:target-frame-name="_top" xlink:show="replace">https://www.lifewire.com/delete-files-using-linux-rm-command-4023999</text:a></text:p>
      <text:p text:style-name="Textbody"/>
      <text:p text:style-name="Textbody">rm file<text:tab/><text:tab/><text:tab/><text:tab/></text:p>
      <text:p text:style-name="Textbody"><text:a xlink:href="http://www.hostingadvice.com/how-to/move-copy-delete-files-linux/" office:target-frame-name="_top" xlink:show="replace">http://www.hostingadvice.com/how-to/move-copy-delete-files-linux/</text:a></text:p>
      <text:p text:style-name="Textbody"/>
      <text:p text:style-name="Textbody">remove files containing particular chars, November 9 2018-11-09</text:p>
      <text:soft-page-break/>
      <text:p text:style-name="PreformattedText"><text:span text:style-name="SourceText">rm *text*</text:span></text:p>
      <text:p text:style-name="Textbody"><text:a xlink:href="https://askubuntu.com/questions/443830/delete-all-files-whose-filenames-contain-a-particular-string" office:target-frame-name="_top" xlink:show="replace">https://askubuntu.com/questions/443830/delete-all-files-whose-filenames-contain-a-particular-string</text:a></text:p>
      <text:p text:style-name="Textbody"/>
      <text:h text:style-name="Heading2" text:outline-level="2"><text:bookmark-start text:name="__RefHeading___Toc572_2384480"/><text:bookmark-start text:name="_Toc56685087"/><text:bookmark-start text:name="_Toc57041056"/><text:bookmark-start text:name="_Toc76909443"/><text:bookmark-start text:name="_Toc77934763"/><text:bookmark-start text:name="_Toc78210790"/><text:bookmark-start text:name="_Toc78485021"/><text:bookmark-start text:name="_Toc78886396"/>Compress a file<text:bookmark-end text:name="__RefHeading___Toc572_2384480"/><text:bookmark-end text:name="_Toc56685087"/><text:bookmark-end text:name="_Toc57041056"/><text:bookmark-end text:name="_Toc76909443"/><text:bookmark-end text:name="_Toc77934763"/><text:bookmark-end text:name="_Toc78210790"/><text:bookmark-end text:name="_Toc78485021"/><text:bookmark-end text:name="_Toc78886396"/></text:h>
      <text:p text:style-name="PreformattedText">tar -czvf name-of-archive.tar.gz /path/to/directory-or-file</text:p>
      <text:p text:style-name="Textbody"><text:a xlink:href="https://www.howtogeek.com/248780/how-to-compress-and-extract-files-using-the-tar-command-on-linux/" office:target-frame-name="_top" xlink:show="replace">https://www.howtogeek.com/248780/how-to-compress-and-extract-files-using-the-tar-command-on-linux/</text:a></text:p>
      <text:p text:style-name="Textbody"/>
      <text:h text:style-name="Heading2" text:outline-level="2"><text:bookmark-start text:name="__RefHeading___Toc1601_1979836444"/><text:bookmark-start text:name="_Toc56685088"/><text:bookmark-start text:name="_Toc57041057"/><text:bookmark-start text:name="_Toc76909444"/><text:bookmark-start text:name="_Toc77934764"/><text:bookmark-start text:name="_Toc78210791"/><text:bookmark-start text:name="_Toc78485022"/><text:bookmark-start text:name="_Toc78886397"/>update a file without changing its content, May 19, 19<text:bookmark-end text:name="__RefHeading___Toc1601_1979836444"/><text:bookmark-end text:name="_Toc56685088"/><text:bookmark-end text:name="_Toc57041057"/><text:bookmark-end text:name="_Toc76909444"/><text:bookmark-end text:name="_Toc77934764"/><text:bookmark-end text:name="_Toc78210791"/><text:bookmark-end text:name="_Toc78485022"/><text:bookmark-end text:name="_Toc78886397"/></text:h>
      <text:p text:style-name="PreformattedText"><text:span text:style-name="SourceText">touch -m -t 09082000 file</text:span></text:p>
      <text:p text:style-name="Textbody"/>
      <text:p text:style-name="Textbody"><text:a xlink:href="https://stackoverflow.com/questions/8095415/update-file-but-not-alter-file-modify-date-can-it-be-done" office:target-frame-name="_top" xlink:show="replace">https://stackoverflow.com/questions/8095415/update-file-but-not-alter-file-modify-date-can-it-be-done</text:a></text:p>
      <text:p text:style-name="Textbody"/>
      <text:h text:style-name="Heading1" text:outline-level="1"><text:bookmark-start text:name="__RefHeading___Toc392_413763595"/><text:bookmark-start text:name="_Toc56685089"/><text:bookmark-start text:name="_Toc57041058"/><text:bookmark-start text:name="_Toc76909445"/><text:bookmark-start text:name="_Toc77934765"/><text:bookmark-start text:name="_Toc78210792"/><text:bookmark-start text:name="_Toc78485023"/><text:bookmark-start text:name="_Toc78886398"/>Install softwares<text:bookmark-end text:name="__RefHeading___Toc392_413763595"/><text:bookmark-end text:name="_Toc56685089"/><text:bookmark-end text:name="_Toc57041058"/><text:bookmark-end text:name="_Toc76909445"/><text:bookmark-end text:name="_Toc77934765"/><text:bookmark-end text:name="_Toc78210792"/><text:bookmark-end text:name="_Toc78485023"/><text:bookmark-end text:name="_Toc78886398"/></text:h>
      <text:p text:style-name="Standard"><text:bookmark-start text:name="docs-internal-guid-a47ee1f9-659c-59b4-02"/><text:bookmark-end text:name="docs-internal-guid-a47ee1f9-659c-59b4-02"/></text:p>
      <text:h text:style-name="Heading2" text:outline-level="2"><text:bookmark-start text:name="__RefHeading___Toc394_413763595"/><text:bookmark-start text:name="_Toc56685090"/><text:bookmark-start text:name="_Toc57041059"/><text:bookmark-start text:name="_Toc76909446"/><text:bookmark-start text:name="_Toc77934766"/><text:bookmark-start text:name="_Toc78210793"/><text:bookmark-start text:name="_Toc78485024"/><text:bookmark-start text:name="_Toc78886399"/>Username is not in the sudoers file. This incident will be reported, 21-1-2018<text:bookmark-end text:name="__RefHeading___Toc394_413763595"/><text:bookmark-end text:name="_Toc56685090"/><text:bookmark-end text:name="_Toc57041059"/><text:bookmark-end text:name="_Toc76909446"/><text:bookmark-end text:name="_Toc77934766"/><text:bookmark-end text:name="_Toc78210793"/><text:bookmark-end text:name="_Toc78485024"/><text:bookmark-end text:name="_Toc78886399"/></text:h>
      <text:p text:style-name="P408">To solve this I followed below steps:</text:p>
      <text:list text:style-name="LFO19" text:continue-numbering="true">
        <text:list-item>
          <text:p text:style-name="P409">go to home directory by running command "cd -"</text:p>
        </text:list-item>
        <text:list-item>
          <text:p text:style-name="P410">then type 'su -'</text:p>
        </text:list-item>
        <text:list-item>
          <text:p text:style-name="P411">it will ask you for password then type your login password you will be in root user.</text:p>
        </text:list-item>
        <text:list-item>
          <text:p text:style-name="P412">[shri@localhost ~]$ su -<text:s/><text:line-break/>Password:<text:s/><text:line-break/>[root@localhost ~]# visudo</text:p>
        </text:list-item>
        <text:list-item>
          <text:p text:style-name="P413">then add</text:p>
        </text:list-item>
        <text:list-item>
          <text:p text:style-name="P414">username        ALL=(ALL)      ALL</text:p>
        </text:list-item>
        <text:list-item>
          <text:p text:style-name="P415">to sudoers</text:p>
        </text:list-item>
        <text:list-item>
          <text:p text:style-name="P416">save and exit</text:p>
        </text:list-item>
      </text:list>
      <text:p text:style-name="P417"><text:a xlink:href="https://unix.stackexchange.com/questions/179954/username-is-not-in-the-sudoers-file-this-incident-will-be-reported" office:target-frame-name="_top" xlink:show="replace">https://unix.stackexchange.com/questions/179954/username-is-not-in-the-sudoers-file-this-incident-</text:a><text:a xlink:href="https://unix.stackexchange.com/questions/179954/username-is-not-in-the-sudoers-file-this-incident-will-be-reported" office:target-frame-name="_top" xlink:show="replace">will-be-reported</text:a></text:p>
      <text:p text:style-name="Textbody"/>
      <text:h text:style-name="Heading2" text:outline-level="2"><text:bookmark-start text:name="__RefHeading___Toc396_413763595"/><text:bookmark-start text:name="_Toc56685091"/><text:bookmark-start text:name="_Toc57041060"/><text:bookmark-start text:name="_Toc76909447"/><text:bookmark-start text:name="_Toc77934767"/><text:bookmark-start text:name="_Toc78210794"/><text:bookmark-start text:name="_Toc78485025"/><text:bookmark-start text:name="_Toc78886400"/>Install g++, 21-1-2018<text:bookmark-end text:name="__RefHeading___Toc396_413763595"/><text:bookmark-end text:name="_Toc56685091"/><text:bookmark-end text:name="_Toc57041060"/><text:bookmark-end text:name="_Toc76909447"/><text:bookmark-end text:name="_Toc77934767"/><text:bookmark-end text:name="_Toc78210794"/><text:bookmark-end text:name="_Toc78485025"/><text:bookmark-end text:name="_Toc78886400"/></text:h>
      <text:p text:style-name="P418">First input the line below in the konsole</text:p>
      <text:p text:style-name="P419">sudo apt-get install build-essential</text:p>
      <text:p text:style-name="P420"><text:a xlink:href="https://unix.stackexchange.com/questions/359252/problem-installing-build-essential-in-debian" office:target-frame-name="_top" xlink:show="replace"><text:span text:style-name="T421">https://unix.stackexchange.com/questions/359252/problem-installing-build-essential-in-debian</text:span></text:a></text:p>
      <text:p text:style-name="Textbody"/>
      <text:p text:style-name="P422">It comes across some problem,</text:p>
      <text:p text:style-name="P423">then input</text:p>
      <text:p text:style-name="P424">sudo cp /etc/apt/sources.list ~/<text:s/><text:line-break/>sudo wget<text:s/>"http://pastebin.com/raw.php?i=uzhrtg5M" -O /etc/apt/sources.list<text:s/><text:line-break/>sudo apt-get update<text:line-break/>sudo rm /etc/apt/sources.list.d/ubuntu-extras.list<text:line-break/>sudo apt-get update</text:p>
      <text:p text:style-name="P425">In a sequence</text:p>
      <text:p text:style-name="P426"><text:a xlink:href="https://askubuntu.com/questions/329450/e-some-index-files-failed-to-download-they-have-been-ignored-or-old-ones-used" office:target-frame-name="_top" xlink:show="replace"><text:span text:style-name="T427">https://askubuntu.com/questions/329450/e-some-index-files-failed-to-download-they-have-been-</text:span></text:a><text:a xlink:href="https://askubuntu.com/questions/329450/e-some-index-files-failed-to-download-they-have-been-ignored-or-old-ones-used" office:target-frame-name="_top" xlink:show="replace"><text:span text:style-name="T428">ignored-or-old-ones-used</text:span></text:a><text:line-break/></text:p>
      <text:h text:style-name="Heading1" text:outline-level="1"><text:bookmark-start text:name="__RefHeading___Toc13442_1918475198"/><text:bookmark-start text:name="_Toc56685093"/><text:bookmark-start text:name="_Toc57041062"/><text:bookmark-start text:name="_Toc76909449"/><text:bookmark-start text:name="_Toc77934769"/><text:bookmark-start text:name="_Toc78210796"/><text:bookmark-start text:name="_Toc78485027"/><text:bookmark-start text:name="_Toc78886401"/>Shortcuts when operating on windows</text:h>
      <text:h text:style-name="Heading2" text:outline-level="2">File folder panel<text:bookmark-end text:name="__RefHeading___Toc13442_1918475198"/><text:bookmark-end text:name="_Toc56685093"/><text:bookmark-end text:name="_Toc57041062"/><text:bookmark-end text:name="_Toc76909449"/><text:bookmark-end text:name="_Toc77934769"/><text:bookmark-end text:name="_Toc78210796"/><text:bookmark-end text:name="_Toc78485027"/><text:bookmark-end text:name="_Toc78886401"/></text:h>
      <text:p text:style-name="Textbody">alt + 'up' <text:s/>return to the parent directory</text:p>
      <text:h text:style-name="Heading3" text:outline-level="3"><text:bookmark-start text:name="__RefHeading___Toc13445_1918475198"/><text:bookmark-start text:name="_Toc56685032"/><text:bookmark-start text:name="_Toc57041001"/><text:bookmark-start text:name="_Toc76909388"/><text:bookmark-start text:name="_Toc77934707"/><text:bookmark-start text:name="_Toc78210736"/><text:bookmark-start text:name="_Toc78484967"/><text:bookmark-start text:name="_Toc78886342"/>Switching between tabs or moving tabs, Jan. 3, 2018<text:bookmark-end text:name="__RefHeading___Toc13445_1918475198"/><text:bookmark-end text:name="_Toc56685032"/><text:bookmark-end text:name="_Toc57041001"/><text:bookmark-end text:name="_Toc76909388"/><text:bookmark-end text:name="_Toc77934707"/><text:bookmark-end text:name="_Toc78210736"/><text:bookmark-end text:name="_Toc78484967"/><text:bookmark-end text:name="_Toc78886342"/></text:h>
      <text:p text:style-name="Textbody">Shift+Right <text:s/>Next Tab</text:p>
      <text:p text:style-name="Textbody"><text:s text:c="2"/>Shift+Left <text:s/>Previous Tab</text:p>
      <text:p text:style-name="Textbody"><text:s text:c="2"/>Ctrl+Shift+Left <text:s/>Move Tab Left</text:p>
      <text:p text:style-name="Textbody"><text:s text:c="2"/>Ctrl+Shift+Right <text:s/>Move Tab Right</text:p>
      <text:p text:style-name="Textbody">R<text:span text:style-name="T429">efer</text:span>ence: terminal window -&gt; help -&gt; konsole handbook -&gt; chapter 2.</text:p>
      <text:p text:style-name="Textbody"/>
      <text:h text:style-name="Heading1" text:outline-level="1">Tricky skills</text:h>
      <text:h text:style-name="Heading2" text:outline-level="2"><text:bookmark-start text:name="__RefHeading__240_1013439220"/><text:bookmark-start text:name="_Toc56685034"/><text:bookmark-start text:name="_Toc57041003"/><text:bookmark-start text:name="_Toc76909390"/><text:bookmark-start text:name="_Toc77934709"/><text:bookmark-start text:name="_Toc78210738"/><text:bookmark-start text:name="_Toc78484969"/><text:bookmark-start text:name="_Toc78886344"/><text:bookmark-start text:name="__RefHeading__5530_1037801320"/><text:bookmark-start text:name="_Toc56685039"/><text:bookmark-start text:name="_Toc57041008"/><text:bookmark-start text:name="_Toc76909396"/><text:bookmark-start text:name="_Toc77934715"/><text:bookmark-start text:name="_Toc78210744"/><text:bookmark-start text:name="_Toc78484975"/><text:bookmark-start text:name="_Toc78886350"/>Changing entrance password:<text:bookmark-end text:name="__RefHeading__5530_1037801320"/><text:bookmark-end text:name="_Toc56685039"/><text:bookmark-end text:name="_Toc57041008"/><text:bookmark-end text:name="_Toc76909396"/><text:bookmark-end text:name="_Toc77934715"/><text:bookmark-end text:name="_Toc78210744"/><text:bookmark-end text:name="_Toc78484975"/><text:bookmark-end text:name="_Toc78886350"/></text:h>
      <text:p text:style-name="Standard">Change directory to dutita4 (manipulate according to the guide)</text:p>
      <text:p text:style-name="Standard">enter 'ssh dutita4';</text:p>
      <text:p text:style-name="Standard">enter 'passwd';</text:p>
      <text:p text:style-name="Standard">(current) UNIX password:</text:p>
      <text:p text:style-name="Standard">Enter new UNIX password:</text:p>
      <text:p text:style-name="Standard">Retype new UNIX password:</text:p>
      <text:h text:style-name="Heading2" text:outline-level="2">Using new versions of the installed software<text:bookmark-end text:name="__RefHeading__240_1013439220"/><text:bookmark-end text:name="_Toc56685034"/><text:bookmark-end text:name="_Toc57041003"/><text:bookmark-end text:name="_Toc76909390"/><text:bookmark-end text:name="_Toc77934709"/><text:bookmark-end text:name="_Toc78210738"/><text:bookmark-end text:name="_Toc78484969"/><text:bookmark-end text:name="_Toc78886344"/></text:h>
      <text:p text:style-name="Textbody">For example, to use cmake-3.10.0</text:p>
      <text:p text:style-name="Textbody">1.</text:p>
      <text:p text:style-name="Textbody">input cmake, presstab two times, then two installed cmake will appear,</text:p>
      <text:p text:style-name="Textbody">cmake <text:s text:c="8"/>cmake-3.10.0 <text:s/></text:p>
      <text:soft-page-break/>
      <text:p text:style-name="Textbody">2.</text:p>
      <text:p text:style-name="Textbody">input cmake-3.10.0 .. to run</text:p>
      <text:p text:style-name="Textbody"/>
      <text:h text:style-name="Heading2" text:outline-level="2"><text:bookmark-start text:name="__RefHeading__235_1013439220"/><text:bookmark-start text:name="_Toc56685050"/><text:bookmark-start text:name="_Toc57041019"/><text:bookmark-start text:name="_Toc76909404"/><text:bookmark-start text:name="_Toc77934723"/><text:bookmark-start text:name="_Toc78210752"/><text:bookmark-start text:name="_Toc78484983"/><text:bookmark-start text:name="_Toc78886358"/>Creating an alias for one address<text:bookmark-end text:name="__RefHeading__235_1013439220"/><text:bookmark-end text:name="_Toc56685050"/><text:bookmark-end text:name="_Toc57041019"/><text:bookmark-end text:name="_Toc76909404"/><text:bookmark-end text:name="_Toc77934723"/><text:bookmark-end text:name="_Toc78210752"/><text:bookmark-end text:name="_Toc78484983"/><text:bookmark-end text:name="_Toc78886358"/></text:h>
      <text:p text:style-name="Standard">alias cmake-3.10.0="/mnt/dutita4/dv/jliu/Localdisk/cmake/cmake-3.10.0/bin/cmake"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system"/>
    <style:font-face style:name="WenQuanYi Micro Hei" svg:font-family="WenQuanYi Micro Hei" style:font-family-generic="system" style:font-pitch="variable"/>
    <style:font-face style:name="Consolas" svg:font-family="Consolas" style:font-family-generic="modern" style:font-pitch="fixed" svg:panose-1="2 11 6 9 2 2 4 3 2 4"/>
    <style:font-face style:name="var(--ff-mono)" svg:font-family="var(--ff-mono)" style:font-family-generic="roman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5" style:display-name="WW_OutlineListStyle_1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sy0" style:display-name="sy0" style:family="text" style:parent-style-name="DefaultParagraphFont"/>
    <style:style style:name="nu0" style:display-name="nu0" style:family="text" style:parent-style-name="DefaultParagraphFont"/>
    <text:list-style style:name="WW_OutlineListStyle_14" style:display-name="WW_OutlineListStyle_1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6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</text:outline-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09-04-16T11:32:00Z</meta:creation-date>
    <dc:date>2021-08-11T03:11:00Z</dc:date>
    <meta:template xlink:href="Normal.dotm" xlink:type="simple"/>
    <meta:editing-cycles>281</meta:editing-cycles>
    <meta:editing-duration>PT17723520S</meta:editing-duration>
    <meta:user-defined meta:name="Info 1"/>
    <meta:user-defined meta:name="Info 2"/>
    <meta:user-defined meta:name="Info 3"/>
    <meta:user-defined meta:name="Info 4"/>
    <meta:document-statistic meta:page-count="14" meta:paragraph-count="41" meta:word-count="3127" meta:character-count="20916" meta:row-count="148" meta:non-whitespace-character-count="17830"/>
  </office:meta>
</office:document-meta>
</file>